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fo:margin-top="0cm" fo:margin-bottom="0cm" style:writing-mode="lr-tb"/>
    </style:style>
    <style:style style:name="T5_1" style:family="text"/>
    <style:style style:name="T5_2" style:family="text"/>
    <style:style style:name="T5_3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text-underline-style="solid" style:text-underline-color="font-color"/>
    </style:style>
    <style:style style:name="T8_2" style:family="text">
      <style:text-properties style:text-underline-style="solid" style:text-underline-color="font-color"/>
    </style:style>
    <style:style style:name="T8_3" style:family="text">
      <style:text-properties style:text-underline-style="solid" style:text-underline-color="font-color"/>
    </style:style>
    <style:style style:name="T8_4" style:family="text">
      <style:text-properties style:text-underline-style="solid" style:text-underline-color="font-color"/>
    </style:style>
    <style:style style:name="T8_5" style:family="text">
      <style:text-properties style:text-underline-style="solid" style:text-underline-color="font-color"/>
    </style:style>
    <style:style style:name="T8_6" style:family="text">
      <style:text-properties style:text-underline-style="solid" style:text-underline-color="font-color"/>
    </style:style>
    <style:style style:name="T8_7" style:family="text">
      <style:text-properties style:text-underline-style="solid" style:text-underline-color="font-color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T14_93" style:family="text"/>
    <style:style style:name="T14_94" style:family="text"/>
    <style:style style:name="T14_95" style:family="text"/>
    <style:style style:name="T14_96" style:family="text"/>
    <style:style style:name="T14_97" style:family="text"/>
    <style:style style:name="T14_98" style:family="text"/>
    <style:style style:name="T14_99" style:family="text"/>
    <style:style style:name="T14_100" style:family="text"/>
    <style:style style:name="T14_101" style:family="text"/>
    <style:style style:name="T14_102" style:family="text"/>
    <style:style style:name="T14_103" style:family="text"/>
    <style:style style:name="T14_104" style:family="text"/>
    <style:style style:name="T14_105" style:family="text"/>
    <style:style style:name="T14_106" style:family="text"/>
    <style:style style:name="T14_107" style:family="text"/>
    <style:style style:name="T14_108" style:family="text"/>
    <style:style style:name="T14_109" style:family="text"/>
    <style:style style:name="T14_110" style:family="text"/>
    <style:style style:name="T14_111" style:family="text"/>
    <style:style style:name="T14_112" style:family="text"/>
    <style:style style:name="T14_113" style:family="text"/>
    <style:style style:name="T14_114" style:family="text"/>
    <style:style style:name="T14_115" style:family="text"/>
    <style:style style:name="T14_116" style:family="text"/>
    <style:style style:name="T14_117" style:family="text"/>
    <style:style style:name="T14_118" style:family="text"/>
    <style:style style:name="T14_119" style:family="text"/>
    <style:style style:name="T14_120" style:family="text"/>
    <style:style style:name="T14_121" style:family="text"/>
    <style:style style:name="T14_122" style:family="text"/>
    <style:style style:name="T14_123" style:family="text"/>
    <style:style style:name="T14_124" style:family="text"/>
    <style:style style:name="T14_125" style:family="text"/>
    <style:style style:name="T14_126" style:family="text"/>
    <style:style style:name="T14_127" style:family="text"/>
    <style:style style:name="T14_128" style:family="text"/>
    <style:style style:name="T14_129" style:family="text"/>
    <style:style style:name="T14_130" style:family="text"/>
    <style:style style:name="T14_131" style:family="text"/>
    <style:style style:name="T14_132" style:family="text"/>
    <style:style style:name="T14_133" style:family="text"/>
    <style:style style:name="T14_134" style:family="text"/>
    <style:style style:name="T14_135" style:family="text"/>
    <style:style style:name="T14_136" style:family="text"/>
    <style:style style:name="T14_137" style:family="text"/>
    <style:style style:name="T14_138" style:family="text"/>
    <style:style style:name="T14_139" style:family="text"/>
    <style:style style:name="T14_140" style:family="text"/>
    <style:style style:name="T14_141" style:family="text"/>
    <style:style style:name="T14_142" style:family="text"/>
    <style:style style:name="T14_143" style:family="text"/>
    <style:style style:name="T14_144" style:family="text"/>
    <style:style style:name="T14_145" style:family="text"/>
    <style:style style:name="T14_146" style:family="text"/>
    <style:style style:name="T14_147" style:family="text"/>
    <style:style style:name="T14_148" style:family="text"/>
    <style:style style:name="T14_149" style:family="text"/>
    <style:style style:name="T14_150" style:family="text"/>
    <style:style style:name="T14_151" style:family="text"/>
    <style:style style:name="T14_152" style:family="text"/>
    <style:style style:name="T14_153" style:family="text"/>
    <style:style style:name="T14_154" style:family="text"/>
    <style:style style:name="T14_155" style:family="text"/>
    <style:style style:name="T14_156" style:family="text"/>
    <style:style style:name="T14_157" style:family="text"/>
    <style:style style:name="T14_158" style:family="text"/>
    <style:style style:name="T14_159" style:family="text"/>
    <style:style style:name="T14_160" style:family="text"/>
    <style:style style:name="T14_161" style:family="text"/>
    <style:style style:name="T14_162" style:family="text"/>
    <style:style style:name="T14_163" style:family="text"/>
    <style:style style:name="T14_164" style:family="text"/>
    <style:style style:name="T14_165" style:family="text"/>
    <style:style style:name="T14_166" style:family="text"/>
    <style:style style:name="T14_167" style:family="text"/>
    <style:style style:name="T14_168" style:family="text"/>
    <style:style style:name="T14_169" style:family="text"/>
    <style:style style:name="T14_170" style:family="text"/>
    <style:style style:name="T14_171" style:family="text"/>
    <style:style style:name="T14_172" style:family="text"/>
    <style:style style:name="T14_173" style:family="text"/>
    <style:style style:name="T14_174" style:family="text"/>
    <style:style style:name="T14_175" style:family="text"/>
    <style:style style:name="T14_176" style:family="text"/>
    <style:style style:name="T14_177" style:family="text"/>
    <style:style style:name="T14_178" style:family="text"/>
    <style:style style:name="T14_179" style:family="text"/>
    <style:style style:name="T14_180" style:family="text"/>
    <style:style style:name="T14_181" style:family="text"/>
    <style:style style:name="T14_182" style:family="text"/>
    <style:style style:name="T14_183" style:family="text"/>
    <style:style style:name="T14_184" style:family="text"/>
    <style:style style:name="T14_185" style:family="text"/>
    <style:style style:name="T14_186" style:family="text"/>
    <style:style style:name="T14_187" style:family="text"/>
    <style:style style:name="T14_188" style:family="text"/>
    <style:style style:name="T14_189" style:family="text"/>
    <style:style style:name="T14_190" style:family="text"/>
    <style:style style:name="T14_191" style:family="text"/>
    <style:style style:name="T14_192" style:family="text"/>
    <style:style style:name="T14_193" style:family="text"/>
    <style:style style:name="T14_194" style:family="text"/>
    <style:style style:name="T14_195" style:family="text"/>
    <style:style style:name="T14_196" style:family="text"/>
    <style:style style:name="T14_197" style:family="text"/>
    <style:style style:name="T14_198" style:family="text"/>
    <style:style style:name="T14_199" style:family="text"/>
    <style:style style:name="T14_200" style:family="text"/>
    <style:style style:name="T14_201" style:family="text"/>
    <style:style style:name="T14_202" style:family="text"/>
    <style:style style:name="T14_203" style:family="text"/>
    <style:style style:name="T14_204" style:family="text"/>
    <style:style style:name="T14_205" style:family="text"/>
    <style:style style:name="T14_206" style:family="text"/>
    <style:style style:name="T14_207" style:family="text"/>
    <style:style style:name="T14_208" style:family="text"/>
    <style:style style:name="T14_209" style:family="text"/>
    <style:style style:name="T14_210" style:family="text"/>
    <style:style style:name="T14_211" style:family="text"/>
    <style:style style:name="T14_212" style:family="text"/>
    <style:style style:name="T14_213" style:family="text"/>
    <style:style style:name="T14_214" style:family="text"/>
    <style:style style:name="T14_215" style:family="text"/>
    <style:style style:name="T14_216" style:family="text"/>
    <style:style style:name="T14_217" style:family="text"/>
    <style:style style:name="T14_218" style:family="text"/>
    <style:style style:name="T14_219" style:family="text"/>
    <style:style style:name="T14_220" style:family="text"/>
    <style:style style:name="T14_221" style:family="text"/>
    <style:style style:name="T14_222" style:family="text"/>
    <style:style style:name="T14_223" style:family="text"/>
    <style:style style:name="T14_224" style:family="text"/>
    <style:style style:name="T14_225" style:family="text"/>
    <style:style style:name="T14_226" style:family="text"/>
    <style:style style:name="T14_227" style:family="text"/>
    <style:style style:name="T14_228" style:family="text"/>
    <style:style style:name="T14_229" style:family="text"/>
    <style:style style:name="T14_230" style:family="text"/>
    <style:style style:name="T14_231" style:family="text"/>
    <style:style style:name="T14_232" style:family="text"/>
    <style:style style:name="T14_233" style:family="text"/>
    <style:style style:name="T14_234" style:family="text"/>
    <style:style style:name="T14_235" style:family="text"/>
    <style:style style:name="T14_236" style:family="text"/>
    <style:style style:name="T14_237" style:family="text"/>
    <style:style style:name="T14_238" style:family="text"/>
    <style:style style:name="T14_239" style:family="text"/>
    <style:style style:name="T14_240" style:family="text"/>
    <style:style style:name="T14_241" style:family="text"/>
    <style:style style:name="T14_242" style:family="text"/>
    <style:style style:name="T14_243" style:family="text"/>
    <style:style style:name="T14_244" style:family="text"/>
    <style:style style:name="T14_245" style:family="text"/>
    <style:style style:name="T14_246" style:family="text"/>
    <style:style style:name="T14_247" style:family="text"/>
    <style:style style:name="T14_248" style:family="text"/>
    <style:style style:name="T14_249" style:family="text"/>
    <style:style style:name="T14_250" style:family="text"/>
    <style:style style:name="T14_251" style:family="text"/>
    <style:style style:name="T14_252" style:family="text"/>
    <style:style style:name="T14_253" style:family="text"/>
    <style:style style:name="T14_254" style:family="text"/>
    <style:style style:name="T14_255" style:family="text"/>
    <style:style style:name="T14_256" style:family="text"/>
    <style:style style:name="T14_257" style:family="text"/>
    <style:style style:name="T14_258" style:family="text"/>
    <style:style style:name="T14_259" style:family="text"/>
    <style:style style:name="T14_260" style:family="text"/>
    <style:style style:name="T14_261" style:family="text"/>
    <style:style style:name="T14_262" style:family="text"/>
    <style:style style:name="T14_263" style:family="text"/>
    <style:style style:name="T14_264" style:family="text"/>
    <style:style style:name="T14_265" style:family="text"/>
    <style:style style:name="T14_266" style:family="text"/>
    <style:style style:name="T14_267" style:family="text"/>
    <style:style style:name="T14_268" style:family="text"/>
    <style:style style:name="T14_269" style:family="text"/>
    <style:style style:name="T14_270" style:family="text"/>
    <style:style style:name="T14_271" style:family="text"/>
    <style:style style:name="T14_272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T15_43" style:family="text"/>
    <style:style style:name="T15_44" style:family="text"/>
    <style:style style:name="T15_45" style:family="text"/>
    <style:style style:name="T15_46" style:family="text"/>
    <style:style style:name="T15_47" style:family="text"/>
    <style:style style:name="T15_48" style:family="text"/>
    <style:style style:name="T15_49" style:family="text"/>
    <style:style style:name="T15_50" style:family="text"/>
    <style:style style:name="T15_51" style:family="text"/>
    <style:style style:name="T15_52" style:family="text"/>
    <style:style style:name="T15_53" style:family="text"/>
    <style:style style:name="T15_54" style:family="text"/>
    <style:style style:name="T15_55" style:family="text"/>
    <style:style style:name="T15_56" style:family="text"/>
    <style:style style:name="T15_57" style:family="text"/>
    <style:style style:name="T15_58" style:family="text"/>
    <style:style style:name="T15_59" style:family="text"/>
    <style:style style:name="T15_60" style:family="text"/>
    <style:style style:name="T15_61" style:family="text"/>
    <style:style style:name="T15_62" style:family="text"/>
    <style:style style:name="T15_63" style:family="text"/>
    <style:style style:name="T15_64" style:family="text"/>
    <style:style style:name="T15_65" style:family="text"/>
    <style:style style:name="T15_66" style:family="text"/>
    <style:style style:name="T15_67" style:family="text"/>
    <style:style style:name="T15_68" style:family="text"/>
    <style:style style:name="T15_69" style:family="text"/>
    <style:style style:name="T15_70" style:family="text"/>
    <style:style style:name="T15_71" style:family="text"/>
    <style:style style:name="T15_72" style:family="text"/>
    <style:style style:name="T15_73" style:family="text"/>
    <style:style style:name="T15_74" style:family="text"/>
    <style:style style:name="T15_75" style:family="text"/>
    <style:style style:name="T15_76" style:family="text"/>
    <style:style style:name="T15_77" style:family="text"/>
    <style:style style:name="T15_78" style:family="text"/>
    <style:style style:name="T15_79" style:family="text"/>
    <style:style style:name="T15_80" style:family="text"/>
    <style:style style:name="T15_81" style:family="text"/>
    <style:style style:name="T15_82" style:family="text"/>
    <style:style style:name="T15_83" style:family="text"/>
    <style:style style:name="T15_84" style:family="text"/>
    <style:style style:name="T15_85" style:family="text"/>
    <style:style style:name="T15_86" style:family="text"/>
    <style:style style:name="T15_87" style:family="text"/>
    <style:style style:name="T15_88" style:family="text"/>
    <style:style style:name="T15_89" style:family="text"/>
    <style:style style:name="T15_90" style:family="text"/>
    <style:style style:name="T15_91" style:family="text"/>
    <style:style style:name="T15_92" style:family="text"/>
    <style:style style:name="T15_93" style:family="text"/>
    <style:style style:name="T15_94" style:family="text"/>
    <style:style style:name="T15_95" style:family="text"/>
    <style:style style:name="T15_96" style:family="text"/>
    <style:style style:name="T15_97" style:family="text"/>
    <style:style style:name="T15_98" style:family="text"/>
    <style:style style:name="T15_99" style:family="text"/>
    <style:style style:name="T15_100" style:family="text"/>
    <style:style style:name="T15_101" style:family="text"/>
    <style:style style:name="T15_102" style:family="text"/>
    <style:style style:name="T15_103" style:family="text"/>
    <style:style style:name="T15_104" style:family="text"/>
    <style:style style:name="T15_105" style:family="text"/>
    <style:style style:name="T15_106" style:family="text"/>
    <style:style style:name="T15_107" style:family="text"/>
    <style:style style:name="T15_108" style:family="text"/>
    <style:style style:name="T15_109" style:family="text"/>
    <style:style style:name="T15_110" style:family="text"/>
    <style:style style:name="T15_111" style:family="text"/>
    <style:style style:name="T15_112" style:family="text"/>
    <style:style style:name="T15_113" style:family="text"/>
    <style:style style:name="T15_114" style:family="text"/>
    <style:style style:name="T15_115" style:family="text"/>
    <style:style style:name="T15_116" style:family="text"/>
    <style:style style:name="T15_117" style:family="text"/>
    <style:style style:name="T15_118" style:family="text"/>
    <style:style style:name="T15_119" style:family="text"/>
    <style:style style:name="T15_120" style:family="text"/>
    <style:style style:name="T15_121" style:family="text"/>
    <style:style style:name="T15_122" style:family="text"/>
    <style:style style:name="T15_123" style:family="text"/>
    <style:style style:name="T15_124" style:family="text"/>
    <style:style style:name="T15_125" style:family="text"/>
    <style:style style:name="T15_126" style:family="text"/>
    <style:style style:name="T15_127" style:family="text"/>
    <style:style style:name="T15_128" style:family="text"/>
    <style:style style:name="T15_129" style:family="text"/>
    <style:style style:name="T15_130" style:family="text"/>
    <style:style style:name="T15_131" style:family="text"/>
    <style:style style:name="T15_132" style:family="text"/>
    <style:style style:name="T15_133" style:family="text"/>
    <style:style style:name="T15_134" style:family="text"/>
    <style:style style:name="T15_135" style:family="text"/>
    <style:style style:name="T15_136" style:family="text"/>
    <style:style style:name="T15_137" style:family="text"/>
    <style:style style:name="T15_138" style:family="text"/>
    <style:style style:name="T15_139" style:family="text"/>
    <style:style style:name="T15_140" style:family="text"/>
    <style:style style:name="T15_141" style:family="text"/>
    <style:style style:name="T15_142" style:family="text"/>
    <style:style style:name="T15_143" style:family="text"/>
    <style:style style:name="T15_144" style:family="text"/>
    <style:style style:name="T15_145" style:family="text"/>
    <style:style style:name="T15_146" style:family="text"/>
    <style:style style:name="T15_147" style:family="text"/>
    <style:style style:name="T15_148" style:family="text"/>
    <style:style style:name="T15_149" style:family="text"/>
    <style:style style:name="T15_150" style:family="text"/>
    <style:style style:name="T15_151" style:family="text"/>
    <style:style style:name="T15_152" style:family="text"/>
    <style:style style:name="T15_153" style:family="text"/>
    <style:style style:name="T15_154" style:family="text"/>
    <style:style style:name="T15_155" style:family="text"/>
    <style:style style:name="T15_156" style:family="text"/>
    <style:style style:name="T15_157" style:family="text"/>
    <style:style style:name="T15_158" style:family="text"/>
    <style:style style:name="T15_159" style:family="text"/>
    <style:style style:name="T15_160" style:family="text"/>
    <style:style style:name="T15_161" style:family="text"/>
    <style:style style:name="T15_162" style:family="text"/>
    <style:style style:name="T15_163" style:family="text"/>
    <style:style style:name="T15_164" style:family="text"/>
    <style:style style:name="T15_165" style:family="text"/>
    <style:style style:name="T15_166" style:family="text"/>
    <style:style style:name="T15_167" style:family="text"/>
    <style:style style:name="T15_168" style:family="text"/>
    <style:style style:name="T15_169" style:family="text"/>
    <style:style style:name="T15_170" style:family="text"/>
    <style:style style:name="T15_171" style:family="text"/>
    <style:style style:name="T15_172" style:family="text"/>
    <style:style style:name="T15_173" style:family="text"/>
    <style:style style:name="T15_174" style:family="text"/>
    <style:style style:name="T15_175" style:family="text"/>
    <style:style style:name="T15_176" style:family="text"/>
    <style:style style:name="T15_177" style:family="text"/>
    <style:style style:name="T15_178" style:family="text"/>
    <style:style style:name="T15_179" style:family="text"/>
    <style:style style:name="T15_180" style:family="text"/>
    <style:style style:name="T15_181" style:family="text"/>
    <style:style style:name="T15_182" style:family="text"/>
    <style:style style:name="T15_183" style:family="text"/>
    <style:style style:name="T15_184" style:family="text"/>
    <style:style style:name="T15_185" style:family="text"/>
    <style:style style:name="T15_186" style:family="text"/>
    <style:style style:name="T15_187" style:family="text"/>
    <style:style style:name="T15_188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T16_111" style:family="text"/>
    <style:style style:name="T16_112" style:family="text"/>
    <style:style style:name="T16_113" style:family="text"/>
    <style:style style:name="T16_114" style:family="text"/>
    <style:style style:name="T16_115" style:family="text"/>
    <style:style style:name="T16_116" style:family="text"/>
    <style:style style:name="T16_117" style:family="text"/>
    <style:style style:name="T16_118" style:family="text"/>
    <style:style style:name="T16_119" style:family="text"/>
    <style:style style:name="T16_120" style:family="text"/>
    <style:style style:name="T16_121" style:family="text"/>
    <style:style style:name="T16_122" style:family="text"/>
    <style:style style:name="T16_123" style:family="text"/>
    <style:style style:name="T16_124" style:family="text"/>
    <style:style style:name="T16_125" style:family="text"/>
    <style:style style:name="T16_126" style:family="text"/>
    <style:style style:name="T16_127" style:family="text"/>
    <style:style style:name="T16_128" style:family="text"/>
    <style:style style:name="T16_129" style:family="text"/>
    <style:style style:name="T16_130" style:family="text"/>
    <style:style style:name="T16_131" style:family="text"/>
    <style:style style:name="T16_132" style:family="text"/>
    <style:style style:name="T16_133" style:family="text"/>
    <style:style style:name="T16_134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style:text-underline-style="solid" style:text-underline-color="font-color"/>
    </style:style>
    <style:style style:name="T18_2" style:family="text">
      <style:text-properties style:text-underline-style="solid" style:text-underline-color="font-color"/>
    </style:style>
    <style:style style:name="T18_3" style:family="text">
      <style:text-properties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T22_220" style:family="text"/>
    <style:style style:name="T22_221" style:family="text"/>
    <style:style style:name="T22_222" style:family="text"/>
    <style:style style:name="T22_223" style:family="text"/>
    <style:style style:name="T22_224" style:family="text"/>
    <style:style style:name="T22_225" style:family="text"/>
    <style:style style:name="T22_226" style:family="text"/>
    <style:style style:name="T22_227" style:family="text"/>
    <style:style style:name="T22_228" style:family="text"/>
    <style:style style:name="T22_229" style:family="text"/>
    <style:style style:name="T22_230" style:family="text"/>
    <style:style style:name="T22_231" style:family="text"/>
    <style:style style:name="T22_232" style:family="text"/>
    <style:style style:name="T22_233" style:family="text"/>
    <style:style style:name="T22_234" style:family="text"/>
    <style:style style:name="T22_235" style:family="text"/>
    <style:style style:name="T22_236" style:family="text"/>
    <style:style style:name="T22_237" style:family="text"/>
    <style:style style:name="T22_238" style:family="text"/>
    <style:style style:name="T22_239" style:family="text"/>
    <style:style style:name="T22_240" style:family="text"/>
    <style:style style:name="T22_241" style:family="text"/>
    <style:style style:name="T22_242" style:family="text"/>
    <style:style style:name="T22_243" style:family="text"/>
    <style:style style:name="T22_244" style:family="text"/>
    <style:style style:name="T22_245" style:family="text"/>
    <style:style style:name="T22_246" style:family="text"/>
    <style:style style:name="T22_247" style:family="text"/>
    <style:style style:name="T22_248" style:family="text"/>
    <style:style style:name="T22_249" style:family="text"/>
    <style:style style:name="T22_250" style:family="text"/>
    <style:style style:name="T22_251" style:family="text"/>
    <style:style style:name="T22_252" style:family="text"/>
    <style:style style:name="T22_253" style:family="text"/>
    <style:style style:name="T22_254" style:family="text"/>
    <style:style style:name="T22_255" style:family="text"/>
    <style:style style:name="T22_256" style:family="text"/>
    <style:style style:name="T22_257" style:family="text"/>
    <style:style style:name="T22_258" style:family="text"/>
    <style:style style:name="T22_259" style:family="text"/>
    <style:style style:name="T22_260" style:family="text"/>
    <style:style style:name="T22_261" style:family="text"/>
    <style:style style:name="T22_262" style:family="text"/>
    <style:style style:name="T22_263" style:family="text"/>
    <style:style style:name="T22_264" style:family="text"/>
    <style:style style:name="T22_265" style:family="text"/>
    <style:style style:name="T22_266" style:family="text"/>
    <style:style style:name="T22_267" style:family="text"/>
    <style:style style:name="T22_268" style:family="text"/>
    <style:style style:name="T22_269" style:family="text"/>
    <style:style style:name="T22_270" style:family="text"/>
    <style:style style:name="T22_271" style:family="text"/>
    <style:style style:name="T22_272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T29_57" style:family="text"/>
    <style:style style:name="T29_58" style:family="text"/>
    <style:style style:name="T29_59" style:family="text"/>
    <style:style style:name="T29_60" style:family="text"/>
    <style:style style:name="T29_61" style:family="text"/>
    <style:style style:name="T29_62" style:family="text"/>
    <style:style style:name="T29_63" style:family="text"/>
    <style:style style:name="T29_64" style:family="text"/>
    <style:style style:name="T29_65" style:family="text"/>
    <style:style style:name="T29_66" style:family="text"/>
    <style:style style:name="T29_67" style:family="text"/>
    <style:style style:name="T29_68" style:family="text"/>
    <style:style style:name="T29_69" style:family="text"/>
    <style:style style:name="T29_70" style:family="text"/>
    <style:style style:name="T29_71" style:family="text"/>
    <style:style style:name="T29_72" style:family="text"/>
    <style:style style:name="T29_73" style:family="text"/>
    <style:style style:name="T29_74" style:family="text"/>
    <style:style style:name="T29_75" style:family="text"/>
    <style:style style:name="T29_76" style:family="text"/>
    <style:style style:name="T29_77" style:family="text"/>
    <style:style style:name="T29_78" style:family="text"/>
    <style:style style:name="T29_79" style:family="text"/>
    <style:style style:name="T29_80" style:family="text"/>
    <style:style style:name="T29_81" style:family="text"/>
    <style:style style:name="T29_82" style:family="text"/>
    <style:style style:name="T29_83" style:family="text"/>
    <style:style style:name="T29_84" style:family="text"/>
    <style:style style:name="T29_85" style:family="text"/>
    <style:style style:name="T29_86" style:family="text"/>
    <style:style style:name="T29_87" style:family="text"/>
    <style:style style:name="T29_88" style:family="text"/>
    <style:style style:name="T29_89" style:family="text"/>
    <style:style style:name="T29_90" style:family="text"/>
    <style:style style:name="T29_91" style:family="text"/>
    <style:style style:name="T29_92" style:family="text"/>
    <style:style style:name="T29_93" style:family="text"/>
    <style:style style:name="T29_94" style:family="text"/>
    <style:style style:name="T29_95" style:family="text"/>
    <style:style style:name="T29_96" style:family="text"/>
    <style:style style:name="T29_97" style:family="text"/>
    <style:style style:name="T29_98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T33_63" style:family="text"/>
    <style:style style:name="T33_64" style:family="text"/>
    <style:style style:name="T33_65" style:family="text"/>
    <style:style style:name="T33_66" style:family="text"/>
    <style:style style:name="T33_67" style:family="text"/>
    <style:style style:name="T33_68" style:family="text"/>
    <style:style style:name="T33_69" style:family="text"/>
    <style:style style:name="T33_70" style:family="text"/>
    <style:style style:name="T33_71" style:family="text"/>
    <style:style style:name="T33_72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P36" style:family="paragraph" style:parent-style-name="Standard">
      <style:paragraph-properties fo:break-before="auto" fo:line-height="115%" fo:margin-top="0cm" fo:margin-bottom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T43_45" style:family="text"/>
    <style:style style:name="T43_46" style:family="text"/>
    <style:style style:name="T43_47" style:family="text"/>
    <style:style style:name="T43_48" style:family="text"/>
    <style:style style:name="T43_49" style:family="text"/>
    <style:style style:name="T43_50" style:family="text"/>
    <style:style style:name="T43_51" style:family="text"/>
    <style:style style:name="T43_52" style:family="text"/>
    <style:style style:name="T43_53" style:family="text"/>
    <style:style style:name="T43_54" style:family="text"/>
    <style:style style:name="T43_55" style:family="text"/>
    <style:style style:name="T43_56" style:family="text"/>
    <style:style style:name="T43_57" style:family="text"/>
    <style:style style:name="T43_58" style:family="text"/>
    <style:style style:name="T43_59" style:family="text"/>
    <style:style style:name="T43_60" style:family="text"/>
    <style:style style:name="T43_61" style:family="text"/>
    <style:style style:name="T43_62" style:family="text"/>
    <style:style style:name="T43_63" style:family="text"/>
    <style:style style:name="T43_64" style:family="text"/>
    <style:style style:name="T43_65" style:family="text"/>
    <style:style style:name="T43_66" style:family="text"/>
    <style:style style:name="T43_67" style:family="text"/>
    <style:style style:name="T43_68" style:family="text"/>
    <style:style style:name="T43_69" style:family="text"/>
    <style:style style:name="T43_70" style:family="text"/>
    <style:style style:name="T43_71" style:family="text"/>
    <style:style style:name="T43_72" style:family="text"/>
    <style:style style:name="T43_73" style:family="text"/>
    <style:style style:name="T43_74" style:family="text"/>
    <style:style style:name="T43_75" style:family="text"/>
    <style:style style:name="T43_76" style:family="text"/>
    <style:style style:name="T43_77" style:family="text"/>
    <style:style style:name="T43_78" style:family="text"/>
    <style:style style:name="T43_79" style:family="text"/>
    <style:style style:name="T43_80" style:family="text"/>
    <style:style style:name="T43_81" style:family="text"/>
    <style:style style:name="T43_82" style:family="text"/>
    <style:style style:name="T43_83" style:family="text"/>
    <style:style style:name="T43_84" style:family="text"/>
    <style:style style:name="T43_85" style:family="text"/>
    <style:style style:name="T43_86" style:family="text"/>
    <style:style style:name="T43_87" style:family="text"/>
    <style:style style:name="T43_88" style:family="text"/>
    <style:style style:name="T43_89" style:family="text"/>
    <style:style style:name="T43_90" style:family="text"/>
    <style:style style:name="T43_91" style:family="text"/>
    <style:style style:name="T43_92" style:family="text"/>
    <style:style style:name="T43_93" style:family="text"/>
    <style:style style:name="T43_94" style:family="text"/>
    <style:style style:name="T43_95" style:family="text"/>
    <style:style style:name="T43_96" style:family="text"/>
    <style:style style:name="T43_97" style:family="text"/>
    <style:style style:name="T43_98" style:family="text"/>
    <style:style style:name="T43_99" style:family="text"/>
    <style:style style:name="T43_100" style:family="text"/>
    <style:style style:name="T43_101" style:family="text"/>
    <style:style style:name="T43_102" style:family="text"/>
    <style:style style:name="T43_103" style:family="text"/>
    <style:style style:name="T43_104" style:family="text"/>
    <style:style style:name="T43_105" style:family="text"/>
    <style:style style:name="T43_106" style:family="text"/>
    <style:style style:name="T43_107" style:family="text"/>
    <style:style style:name="T43_108" style:family="text"/>
    <style:style style:name="T43_109" style:family="text"/>
    <style:style style:name="T43_110" style:family="text"/>
    <style:style style:name="T43_111" style:family="text"/>
    <style:style style:name="T43_112" style:family="text"/>
    <style:style style:name="T43_113" style:family="text"/>
    <style:style style:name="T43_114" style:family="text"/>
    <style:style style:name="T43_115" style:family="text"/>
    <style:style style:name="T43_116" style:family="text"/>
    <style:style style:name="T43_117" style:family="text"/>
    <style:style style:name="T43_118" style:family="text"/>
    <style:style style:name="T43_119" style:family="text"/>
    <style:style style:name="T43_120" style:family="text"/>
    <style:style style:name="T43_121" style:family="text"/>
    <style:style style:name="T43_122" style:family="text"/>
    <style:style style:name="T43_123" style:family="text"/>
    <style:style style:name="T43_124" style:family="text"/>
    <style:style style:name="T43_125" style:family="text"/>
    <style:style style:name="T43_126" style:family="text"/>
    <style:style style:name="T43_127" style:family="text"/>
    <style:style style:name="T43_128" style:family="text"/>
    <style:style style:name="T43_129" style:family="text"/>
    <style:style style:name="T43_130" style:family="text"/>
    <style:style style:name="T43_131" style:family="text"/>
    <style:style style:name="T43_132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/>
    <style:style style:name="T47_68" style:family="text"/>
    <style:style style:name="T47_69" style:family="text"/>
    <style:style style:name="T47_70" style:family="text"/>
    <style:style style:name="T47_71" style:family="text"/>
    <style:style style:name="T47_72" style:family="text"/>
    <style:style style:name="T47_73" style:family="text"/>
    <style:style style:name="T47_74" style:family="text"/>
    <style:style style:name="T47_75" style:family="text"/>
    <style:style style:name="T47_76" style:family="text"/>
    <style:style style:name="T47_77" style:family="text"/>
    <style:style style:name="T47_78" style:family="text"/>
    <style:style style:name="T47_79" style:family="text"/>
    <style:style style:name="T47_80" style:family="text"/>
    <style:style style:name="T47_81" style:family="text"/>
    <style:style style:name="T47_82" style:family="text"/>
    <style:style style:name="T47_83" style:family="text"/>
    <style:style style:name="T47_84" style:family="text"/>
    <style:style style:name="T47_85" style:family="text"/>
    <style:style style:name="T47_86" style:family="text"/>
    <style:style style:name="T47_87" style:family="text"/>
    <style:style style:name="T47_88" style:family="text"/>
    <style:style style:name="T47_89" style:family="text"/>
    <style:style style:name="T47_90" style:family="text"/>
    <style:style style:name="T47_91" style:family="text"/>
    <style:style style:name="T47_92" style:family="text"/>
    <style:style style:name="T47_93" style:family="text"/>
    <style:style style:name="T47_94" style:family="text"/>
    <style:style style:name="T47_95" style:family="text"/>
    <style:style style:name="T47_96" style:family="text"/>
    <style:style style:name="T47_97" style:family="text"/>
    <style:style style:name="T47_98" style:family="text"/>
    <style:style style:name="T47_99" style:family="text"/>
    <style:style style:name="T47_100" style:family="text"/>
    <style:style style:name="T47_101" style:family="text"/>
    <style:style style:name="T47_102" style:family="text"/>
    <style:style style:name="T47_103" style:family="text"/>
    <style:style style:name="T47_104" style:family="text"/>
    <style:style style:name="T47_105" style:family="text"/>
    <style:style style:name="T47_106" style:family="text"/>
    <style:style style:name="T47_107" style:family="text"/>
    <style:style style:name="T47_108" style:family="text"/>
    <style:style style:name="T47_109" style:family="text"/>
    <style:style style:name="T47_110" style:family="text"/>
    <style:style style:name="T47_111" style:family="text"/>
    <style:style style:name="T47_112" style:family="text"/>
    <style:style style:name="T47_113" style:family="text"/>
    <style:style style:name="T47_114" style:family="text"/>
    <style:style style:name="T47_115" style:family="text"/>
    <style:style style:name="T47_116" style:family="text"/>
    <style:style style:name="T47_117" style:family="text"/>
    <style:style style:name="T47_118" style:family="text"/>
    <style:style style:name="T47_119" style:family="text"/>
    <style:style style:name="T47_120" style:family="text"/>
    <style:style style:name="T47_121" style:family="text"/>
    <style:style style:name="T47_122" style:family="text"/>
    <style:style style:name="T47_123" style:family="text"/>
    <style:style style:name="T47_124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Looper</text:span><text:span text:style-name="T1_2"><text:s/></text:span><text:span text:style-name="T1_3">App</text:span><text:span text:style-name="T1_4"><text:s/></text:span><text:span text:style-name="T1_5">Description</text:span></text:p>
      <text:p text:style-name="P2"/>
      <text:p text:style-name="P3"><text:span text:style-name="T3_1">The</text:span><text:span text:style-name="T3_2"><text:s/></text:span><text:span text:style-name="T3_3">app</text:span><text:span text:style-name="T3_4"><text:s/></text:span><text:span text:style-name="T3_5">would</text:span><text:span text:style-name="T3_6"><text:s/></text:span><text:span text:style-name="T3_7">start</text:span><text:span text:style-name="T3_8"><text:s/></text:span><text:span text:style-name="T3_9">with</text:span><text:span text:style-name="T3_10"><text:s/></text:span><text:span text:style-name="T3_11">a</text:span><text:span text:style-name="T3_12"><text:s/></text:span><text:span text:style-name="T3_13">title</text:span><text:span text:style-name="T3_14"><text:s/></text:span><text:span text:style-name="T3_15">page</text:span><text:span text:style-name="T3_16"><text:s/></text:span><text:span text:style-name="T3_17">which</text:span><text:span text:style-name="T3_18"><text:s/></text:span><text:span text:style-name="T3_19">gave</text:span><text:span text:style-name="T3_20"><text:s/></text:span><text:span text:style-name="T3_21">you</text:span><text:span text:style-name="T3_22"><text:s/></text:span><text:span text:style-name="T3_23">two</text:span><text:span text:style-name="T3_24"><text:s/></text:span><text:span text:style-name="T3_25">options</text:span><text:span text:style-name="T3_26"><text:s/></text:span><text:span text:style-name="T3_27">of</text:span><text:span text:style-name="T3_28"><text:s/></text:span><text:span text:style-name="T3_29">modes</text:span><text:span text:style-name="T3_30"><text:s/></text:span><text:span text:style-name="T3_31">to</text:span><text:span text:style-name="T3_32"><text:s/></text:span><text:span text:style-name="T3_33">go</text:span><text:span text:style-name="T3_34"><text:s/></text:span><text:span text:style-name="T3_35">into</text:span><text:span text:style-name="T3_36">:</text:span></text:p>
      <text:list text:style-name="LS1" xml:id="list0">
        <text:list-item>
          <text:p text:style-name="P4"><text:span text:style-name="T4_1">Create</text:span><text:span text:style-name="T4_2"><text:s/></text:span><text:span text:style-name="T4_3">and</text:span><text:span text:style-name="T4_4"><text:s/></text:span><text:span text:style-name="T4_5">Edit</text:span><text:span text:style-name="T4_6"><text:s/></text:span><text:span text:style-name="T4_7">Mode</text:span></text:p>
        </text:list-item>
        <text:list-item>
          <text:p text:style-name="P5"><text:span text:style-name="T5_1">Live</text:span><text:span text:style-name="T5_2"><text:s/></text:span><text:span text:style-name="T5_3">Mode</text:span></text:p>
        </text:list-item>
      </text:list>
      <text:p text:style-name="P6"/>
      <text:p text:style-name="P7"/>
      <text:p text:style-name="P8"><text:span text:style-name="T8_1">Create</text:span><text:span text:style-name="T8_2"><text:s/></text:span><text:span text:style-name="T8_3">and</text:span><text:span text:style-name="T8_4"><text:s/></text:span><text:span text:style-name="T8_5">Edit</text:span><text:span text:style-name="T8_6"><text:s/></text:span><text:span text:style-name="T8_7">Mode</text:span></text:p>
      <text:p text:style-name="P9"><text:span text:style-name="T9_1">In</text:span><text:span text:style-name="T9_2"><text:s/></text:span><text:span text:style-name="T9_3">create</text:span><text:span text:style-name="T9_4"><text:s/></text:span><text:span text:style-name="T9_5">and</text:span><text:span text:style-name="T9_6"><text:s/></text:span><text:span text:style-name="T9_7">edit</text:span><text:span text:style-name="T9_8"><text:s/></text:span><text:span text:style-name="T9_9">mode</text:span><text:span text:style-name="T9_10"><text:s/></text:span><text:span text:style-name="T9_11">you</text:span><text:span text:style-name="T9_12"><text:s/></text:span><text:span text:style-name="T9_13">can</text:span><text:span text:style-name="T9_14"><text:s/></text:span><text:span text:style-name="T9_15">create</text:span><text:span text:style-name="T9_16"><text:s/></text:span><text:span text:style-name="T9_17">a</text:span><text:span text:style-name="T9_18"><text:s/></text:span><text:span text:style-name="T9_19">new</text:span><text:span text:style-name="T9_20"><text:s/></text:span><text:span text:style-name="T9_21">song</text:span><text:span text:style-name="T9_22">,<text:s/></text:span><text:span text:style-name="T9_23">edit</text:span><text:span text:style-name="T9_24"><text:s/></text:span><text:span text:style-name="T9_25">an</text:span><text:span text:style-name="T9_26"><text:s/></text:span><text:span text:style-name="T9_27">existing</text:span><text:span text:style-name="T9_28"><text:s/></text:span><text:span text:style-name="T9_29">song</text:span><text:span text:style-name="T9_30"><text:s/></text:span><text:span text:style-name="T9_31">or</text:span><text:span text:style-name="T9_32"><text:s/></text:span><text:span text:style-name="T9_33">make</text:span><text:span text:style-name="T9_34"><text:s/></text:span><text:span text:style-name="T9_35">a</text:span><text:span text:style-name="T9_36"><text:s/></text:span><text:span text:style-name="T9_37">new</text:span><text:span text:style-name="T9_38"><text:s/></text:span><text:span text:style-name="T9_39">version</text:span><text:span text:style-name="T9_40"><text:s/></text:span><text:span text:style-name="T9_41">of</text:span><text:span text:style-name="T9_42"><text:s/></text:span><text:span text:style-name="T9_43">an</text:span><text:span text:style-name="T9_44"><text:s/></text:span><text:span text:style-name="T9_45">existing</text:span><text:span text:style-name="T9_46"><text:s/></text:span><text:span text:style-name="T9_47">song</text:span><text:span text:style-name="T9_48"><text:s/>(</text:span><text:span text:style-name="T9_49">this</text:span><text:span text:style-name="T9_50"><text:s/></text:span><text:span text:style-name="T9_51">is</text:span><text:span text:style-name="T9_52"><text:s/></text:span><text:span text:style-name="T9_53">how</text:span><text:span text:style-name="T9_54"><text:s/></text:span><text:span text:style-name="T9_55">you</text:span><text:span text:style-name="T9_56"><text:s/></text:span><text:span text:style-name="T9_57">could</text:span><text:span text:style-name="T9_58"><text:s/></text:span><text:span text:style-name="T9_59">make</text:span><text:span text:style-name="T9_60"><text:s/></text:span><text:span text:style-name="T9_61">for</text:span><text:span text:style-name="T9_62"><text:s/></text:span><text:span text:style-name="T9_63">example</text:span><text:span text:style-name="T9_64"><text:s/></text:span><text:span text:style-name="T9_65">a</text:span><text:span text:style-name="T9_66"><text:s/></text:span><text:span text:style-name="T9_67">dance</text:span><text:span text:style-name="T9_68"><text:s/></text:span><text:span text:style-name="T9_69">mix</text:span><text:span text:style-name="T9_70"><text:s/></text:span><text:span text:style-name="T9_71">of</text:span><text:span text:style-name="T9_72"><text:s/></text:span><text:span text:style-name="T9_73">Let</text:span><text:span text:style-name="T9_74">’</text:span><text:span text:style-name="T9_75">s</text:span><text:span text:style-name="T9_76"><text:s/></text:span><text:span text:style-name="T9_77">Not</text:span><text:span text:style-name="T9_78"><text:s/></text:span><text:span text:style-name="T9_79">Talk</text:span><text:span text:style-name="T9_80">).</text:span></text:p>
      <text:p text:style-name="P10"/>
      <text:p text:style-name="P11"><text:span text:style-name="T11_1">Once</text:span><text:span text:style-name="T11_2"><text:s/></text:span><text:span text:style-name="T11_3">your</text:span><text:span text:style-name="T11_4"><text:s/></text:span><text:span text:style-name="T11_5">song</text:span><text:span text:style-name="T11_6"><text:s/></text:span><text:span text:style-name="T11_7">or</text:span><text:span text:style-name="T11_8"><text:s/></text:span><text:span text:style-name="T11_9">blank</text:span><text:span text:style-name="T11_10"><text:s/></text:span><text:span text:style-name="T11_11">project</text:span><text:span text:style-name="T11_12"><text:s/></text:span><text:span text:style-name="T11_13">opens</text:span><text:span text:style-name="T11_14"><text:s/></text:span><text:span text:style-name="T11_15">you</text:span><text:span text:style-name="T11_16"><text:s/></text:span><text:span text:style-name="T11_17">can</text:span><text:span text:style-name="T11_18"><text:s/></text:span><text:span text:style-name="T11_19">edit</text:span><text:span text:style-name="T11_20"><text:s/></text:span><text:span text:style-name="T11_21">all</text:span><text:span text:style-name="T11_22"><text:s/></text:span><text:span text:style-name="T11_23">parameters</text:span><text:span text:style-name="T11_24">.</text:span></text:p>
      <text:list text:style-name="LS2" xml:id="list2">
        <text:list-item>
          <text:p text:style-name="P12"><text:span text:style-name="T12_1">Choose</text:span><text:span text:style-name="T12_2"><text:s/></text:span><text:span text:style-name="T12_3">how</text:span><text:span text:style-name="T12_4"><text:s/></text:span><text:span text:style-name="T12_5">many</text:span><text:span text:style-name="T12_6"><text:s/></text:span><text:span text:style-name="T12_7">tracks</text:span><text:span text:style-name="T12_8"><text:s/></text:span><text:span text:style-name="T12_9">you</text:span><text:span text:style-name="T12_10"><text:s/></text:span><text:span text:style-name="T12_11">will</text:span><text:span text:style-name="T12_12"><text:s/></text:span><text:span text:style-name="T12_13">have</text:span><text:span text:style-name="T12_14"><text:s/></text:span><text:span text:style-name="T12_15">in</text:span><text:span text:style-name="T12_16"><text:s/></text:span><text:span text:style-name="T12_17">this</text:span><text:span text:style-name="T12_18"><text:s/></text:span><text:span text:style-name="T12_19">song</text:span><text:span text:style-name="T12_20"><text:s/></text:span><text:span text:style-name="T12_21">and</text:span><text:span text:style-name="T12_22"><text:s/></text:span><text:span text:style-name="T12_23">name</text:span><text:span text:style-name="T12_24"><text:s/></text:span><text:span text:style-name="T12_25">each</text:span><text:span text:style-name="T12_26"><text:s/></text:span><text:span text:style-name="T12_27">track</text:span></text:p>
        </text:list-item>
        <text:list-item>
          <text:p text:style-name="P13"><text:span text:style-name="T13_1">Choose</text:span><text:span text:style-name="T13_2"><text:s/></text:span><text:span text:style-name="T13_3">what</text:span><text:span text:style-name="T13_4"><text:s/></text:span><text:span text:style-name="T13_5">the</text:span><text:span text:style-name="T13_6"><text:s/></text:span><text:span text:style-name="T13_7">sliders</text:span><text:span text:style-name="T13_8"><text:s/></text:span><text:span text:style-name="T13_9">above</text:span><text:span text:style-name="T13_10"><text:s/></text:span><text:span text:style-name="T13_11">the</text:span><text:span text:style-name="T13_12"><text:s/></text:span><text:span text:style-name="T13_13">tracks</text:span><text:span text:style-name="T13_14"><text:s/></text:span><text:span text:style-name="T13_15">will</text:span><text:span text:style-name="T13_16"><text:s/></text:span><text:span text:style-name="T13_17">control</text:span><text:span text:style-name="T13_18"><text:s/>(</text:span><text:span text:style-name="T13_19">default</text:span><text:span text:style-name="T13_20"><text:s/></text:span><text:span text:style-name="T13_21">setting</text:span><text:span text:style-name="T13_22"><text:s/>=<text:s/></text:span><text:span text:style-name="T13_23">volume</text:span><text:span text:style-name="T13_24">)</text:span></text:p>
        </text:list-item>
        <text:list-item>
          <text:p text:style-name="P14"><text:span text:style-name="T14_1">Edit</text:span><text:span text:style-name="T14_2"><text:s/></text:span><text:span text:style-name="T14_3">the</text:span><text:span text:style-name="T14_4"><text:s/></text:span><text:span text:style-name="T14_5">top</text:span><text:span text:style-name="T14_6"><text:s/></text:span><text:span text:style-name="T14_7">boxes</text:span><text:span text:style-name="T14_8"><text:s/>(</text:span><text:span text:style-name="T14_9">intro</text:span><text:span text:style-name="T14_10">,<text:s/></text:span><text:span text:style-name="T14_11">V</text:span><text:span text:style-name="T14_12">1</text:span><text:span text:style-name="T14_13">a</text:span><text:span text:style-name="T14_14">,<text:s/></text:span><text:span text:style-name="T14_15">V</text:span><text:span text:style-name="T14_16">1</text:span><text:span text:style-name="T14_17">b</text:span><text:span text:style-name="T14_18"><text:s/></text:span><text:span text:style-name="T14_19">etc</text:span><text:span text:style-name="T14_20">)<text:s/>-<text:s/></text:span><text:span text:style-name="T14_21">press</text:span><text:span text:style-name="T14_22"><text:s/></text:span><text:span text:style-name="T14_23">and</text:span><text:span text:style-name="T14_24"><text:s/></text:span><text:span text:style-name="T14_25">hold</text:span><text:span text:style-name="T14_26"><text:s/></text:span><text:span text:style-name="T14_27">down</text:span><text:span text:style-name="T14_28"><text:s/></text:span><text:span text:style-name="T14_29">on</text:span><text:span text:style-name="T14_30"><text:s/></text:span><text:span text:style-name="T14_31">these</text:span><text:span text:style-name="T14_32"><text:s/></text:span><text:span text:style-name="T14_33">to</text:span><text:span text:style-name="T14_34"><text:s/></text:span><text:span text:style-name="T14_35">edit</text:span><text:span text:style-name="T14_36"><text:s/></text:span><text:span text:style-name="T14_37">each</text:span><text:span text:style-name="T14_38">.<text:s/></text:span><text:span text:style-name="T14_39">A</text:span><text:span text:style-name="T14_40"><text:s/></text:span><text:span text:style-name="T14_41">new</text:span><text:span text:style-name="T14_42"><text:s/></text:span><text:span text:style-name="T14_43">window</text:span><text:span text:style-name="T14_44"><text:s/></text:span><text:span text:style-name="T14_45">should</text:span><text:span text:style-name="T14_46"><text:s/></text:span><text:span text:style-name="T14_47">open</text:span><text:span text:style-name="T14_48"><text:s/></text:span><text:span text:style-name="T14_49">where</text:span><text:span text:style-name="T14_50"><text:s/></text:span><text:span text:style-name="T14_51">you</text:span><text:span text:style-name="T14_52"><text:s/></text:span><text:span text:style-name="T14_53">can</text:span><text:span text:style-name="T14_54"><text:s/></text:span><text:span text:style-name="T14_55">change</text:span><text:span text:style-name="T14_56"><text:s/></text:span><text:span text:style-name="T14_57">how</text:span><text:span text:style-name="T14_58"><text:s/></text:span><text:span text:style-name="T14_59">many</text:span><text:span text:style-name="T14_60"><text:s/></text:span><text:span text:style-name="T14_61">boxes</text:span><text:span text:style-name="T14_62"><text:s/></text:span><text:span text:style-name="T14_63">there</text:span><text:span text:style-name="T14_64"><text:s/></text:span><text:span text:style-name="T14_65">are</text:span><text:span text:style-name="T14_66">,<text:s/></text:span><text:span text:style-name="T14_67">what</text:span><text:span text:style-name="T14_68"><text:s/></text:span><text:span text:style-name="T14_69">each</text:span><text:span text:style-name="T14_70"><text:s/></text:span><text:span text:style-name="T14_71">is</text:span><text:span text:style-name="T14_72"><text:s/></text:span><text:span text:style-name="T14_73">named</text:span><text:span text:style-name="T14_74">,<text:s/></text:span><text:span text:style-name="T14_75">and</text:span><text:span text:style-name="T14_76"><text:s/></text:span><text:span text:style-name="T14_77">the</text:span><text:span text:style-name="T14_78"><text:s/></text:span><text:span text:style-name="T14_79">settings</text:span><text:span text:style-name="T14_80"><text:s/></text:span><text:span text:style-name="T14_81">on</text:span><text:span text:style-name="T14_82"><text:s/></text:span><text:span text:style-name="T14_83">each</text:span><text:span text:style-name="T14_84"><text:s/></text:span><text:span text:style-name="T14_85">track</text:span><text:span text:style-name="T14_86"><text:s/></text:span><text:span text:style-name="T14_87">in</text:span><text:span text:style-name="T14_88"><text:s/></text:span><text:span text:style-name="T14_89">each</text:span><text:span text:style-name="T14_90"><text:s/></text:span><text:span text:style-name="T14_91">part</text:span><text:span text:style-name="T14_92"><text:s/></text:span><text:span text:style-name="T14_93">of</text:span><text:span text:style-name="T14_94"><text:s/></text:span><text:span text:style-name="T14_95">the</text:span><text:span text:style-name="T14_96"><text:s/></text:span><text:span text:style-name="T14_97">song</text:span><text:span text:style-name="T14_98"><text:s/>-<text:s/></text:span><text:span text:style-name="T14_99">which</text:span><text:span text:style-name="T14_100"><text:s/></text:span><text:span text:style-name="T14_101">ones</text:span><text:span text:style-name="T14_102"><text:s/></text:span><text:span text:style-name="T14_103">are</text:span><text:span text:style-name="T14_104"><text:s/></text:span><text:span text:style-name="T14_105">playing</text:span><text:span text:style-name="T14_106"><text:s/></text:span><text:span text:style-name="T14_107">at</text:span><text:span text:style-name="T14_108"><text:s/></text:span><text:span text:style-name="T14_109">this</text:span><text:span text:style-name="T14_110"><text:s/></text:span><text:span text:style-name="T14_111">time</text:span><text:span text:style-name="T14_112">,<text:s/></text:span><text:span text:style-name="T14_113">the</text:span><text:span text:style-name="T14_114"><text:s/></text:span><text:span text:style-name="T14_115">volume</text:span><text:span text:style-name="T14_116"><text:s/></text:span><text:span text:style-name="T14_117">on</text:span><text:span text:style-name="T14_118"><text:s/></text:span><text:span text:style-name="T14_119">each</text:span><text:span text:style-name="T14_120"><text:s/></text:span><text:span text:style-name="T14_121">etc</text:span><text:span text:style-name="T14_122">.<text:s/></text:span><text:span text:style-name="T14_123">Also</text:span><text:span text:style-name="T14_124"><text:s/></text:span><text:span text:style-name="T14_125">would</text:span><text:span text:style-name="T14_126"><text:s/></text:span><text:span text:style-name="T14_127">be</text:span><text:span text:style-name="T14_128"><text:s/></text:span><text:span text:style-name="T14_129">cool</text:span><text:span text:style-name="T14_130"><text:s/></text:span><text:span text:style-name="T14_131">if</text:span><text:span text:style-name="T14_132"><text:s/></text:span><text:span text:style-name="T14_133">you</text:span><text:span text:style-name="T14_134"><text:s/></text:span><text:span text:style-name="T14_135">could</text:span><text:span text:style-name="T14_136"><text:s/></text:span><text:span text:style-name="T14_137">decide</text:span><text:span text:style-name="T14_138"><text:s/></text:span><text:span text:style-name="T14_139">if</text:span><text:span text:style-name="T14_140"><text:s/></text:span><text:span text:style-name="T14_141">you</text:span><text:span text:style-name="T14_142"><text:s/></text:span><text:span text:style-name="T14_143">want</text:span><text:span text:style-name="T14_144"><text:s/></text:span><text:span text:style-name="T14_145">to</text:span><text:span text:style-name="T14_146"><text:s/></text:span><text:span text:style-name="T14_147">start</text:span><text:span text:style-name="T14_148"><text:s/></text:span><text:span text:style-name="T14_149">recording</text:span><text:span text:style-name="T14_150"><text:s/></text:span><text:span text:style-name="T14_151">a</text:span><text:span text:style-name="T14_152"><text:s/></text:span><text:span text:style-name="T14_153">loop</text:span><text:span text:style-name="T14_154"><text:s/></text:span><text:span text:style-name="T14_155">onto</text:span><text:span text:style-name="T14_156"><text:s/></text:span><text:span text:style-name="T14_157">one</text:span><text:span text:style-name="T14_158"><text:s/></text:span><text:span text:style-name="T14_159">of</text:span><text:span text:style-name="T14_160"><text:s/></text:span><text:span text:style-name="T14_161">the</text:span><text:span text:style-name="T14_162"><text:s/></text:span><text:span text:style-name="T14_163">tracks</text:span><text:span text:style-name="T14_164"><text:s/></text:span><text:span text:style-name="T14_165">at</text:span><text:span text:style-name="T14_166"><text:s/></text:span><text:span text:style-name="T14_167">this</text:span><text:span text:style-name="T14_168"><text:s/></text:span><text:span text:style-name="T14_169">point</text:span><text:span text:style-name="T14_170"><text:s/></text:span><text:span text:style-name="T14_171">in</text:span><text:span text:style-name="T14_172"><text:s/></text:span><text:span text:style-name="T14_173">the</text:span><text:span text:style-name="T14_174"><text:s/></text:span><text:span text:style-name="T14_175">song</text:span><text:span text:style-name="T14_176"><text:s/>-<text:s/></text:span><text:span text:style-name="T14_177">then</text:span><text:span text:style-name="T14_178"><text:s/></text:span><text:span text:style-name="T14_179">this</text:span><text:span text:style-name="T14_180"><text:s/></text:span><text:span text:style-name="T14_181">track</text:span><text:span text:style-name="T14_182"><text:s/></text:span><text:span text:style-name="T14_183">would</text:span><text:span text:style-name="T14_184"><text:s/></text:span><text:span text:style-name="T14_185">start</text:span><text:span text:style-name="T14_186"><text:s/></text:span><text:span text:style-name="T14_187">recording</text:span><text:span text:style-name="T14_188"><text:s/></text:span><text:span text:style-name="T14_189">the</text:span><text:span text:style-name="T14_190"><text:s/></text:span><text:span text:style-name="T14_191">next</text:span><text:span text:style-name="T14_192"><text:s/></text:span><text:span text:style-name="T14_193">time</text:span><text:span text:style-name="T14_194"><text:s/></text:span><text:span text:style-name="T14_195">the</text:span><text:span text:style-name="T14_196"><text:s/></text:span><text:span text:style-name="T14_197">loop</text:span><text:span text:style-name="T14_198"><text:s/></text:span><text:span text:style-name="T14_199">on</text:span><text:span text:style-name="T14_200"><text:s/></text:span><text:span text:style-name="T14_201">track</text:span><text:span text:style-name="T14_202"><text:s/>1<text:s/></text:span><text:span text:style-name="T14_203">starts</text:span><text:span text:style-name="T14_204">.<text:s/></text:span><text:span text:style-name="T14_205">You</text:span><text:span text:style-name="T14_206"><text:s/></text:span><text:span text:style-name="T14_207">could</text:span><text:span text:style-name="T14_208"><text:s/></text:span><text:span text:style-name="T14_209">also</text:span><text:span text:style-name="T14_210"><text:s/></text:span><text:span text:style-name="T14_211">tell</text:span><text:span text:style-name="T14_212"><text:s/></text:span><text:span text:style-name="T14_213">it</text:span><text:span text:style-name="T14_214"><text:s/></text:span><text:span text:style-name="T14_215">how</text:span><text:span text:style-name="T14_216"><text:s/></text:span><text:span text:style-name="T14_217">many</text:span><text:span text:style-name="T14_218"><text:s/></text:span><text:span text:style-name="T14_219">cycles</text:span><text:span text:style-name="T14_220"><text:s/></text:span><text:span text:style-name="T14_221">of</text:span><text:span text:style-name="T14_222"><text:s/></text:span><text:span text:style-name="T14_223">loop</text:span><text:span text:style-name="T14_224"><text:s/>1<text:s/></text:span><text:span text:style-name="T14_225">to</text:span><text:span text:style-name="T14_226"><text:s/></text:span><text:span text:style-name="T14_227">record</text:span><text:span text:style-name="T14_228"><text:s/></text:span><text:span text:style-name="T14_229">for</text:span><text:span text:style-name="T14_230"><text:s/></text:span><text:span text:style-name="T14_231">and</text:span><text:span text:style-name="T14_232"><text:s/></text:span><text:span text:style-name="T14_233">if</text:span><text:span text:style-name="T14_234"><text:s/></text:span><text:span text:style-name="T14_235">you</text:span><text:span text:style-name="T14_236"><text:s/></text:span><text:span text:style-name="T14_237">want</text:span><text:span text:style-name="T14_238"><text:s/></text:span><text:span text:style-name="T14_239">the</text:span><text:span text:style-name="T14_240"><text:s/></text:span><text:span text:style-name="T14_241">track</text:span><text:span text:style-name="T14_242"><text:s/></text:span><text:span text:style-name="T14_243">muted</text:span><text:span text:style-name="T14_244"><text:s/></text:span><text:span text:style-name="T14_245">after</text:span><text:span text:style-name="T14_246"><text:s/></text:span><text:span text:style-name="T14_247">the</text:span><text:span text:style-name="T14_248"><text:s/></text:span><text:span text:style-name="T14_249">loop</text:span><text:span text:style-name="T14_250"><text:s/></text:span><text:span text:style-name="T14_251">has</text:span><text:span text:style-name="T14_252"><text:s/></text:span><text:span text:style-name="T14_253">recorded</text:span><text:span text:style-name="T14_254"><text:s/></text:span><text:span text:style-name="T14_255">or</text:span><text:span text:style-name="T14_256"><text:s/></text:span><text:span text:style-name="T14_257">to</text:span><text:span text:style-name="T14_258"><text:s/></text:span><text:span text:style-name="T14_259">start</text:span><text:span text:style-name="T14_260"><text:s/></text:span><text:span text:style-name="T14_261">playing</text:span><text:span text:style-name="T14_262"><text:s/></text:span><text:span text:style-name="T14_263">so</text:span><text:span text:style-name="T14_264"><text:s/></text:span><text:span text:style-name="T14_265">it</text:span><text:span text:style-name="T14_266"><text:s/></text:span><text:span text:style-name="T14_267">can</text:span><text:span text:style-name="T14_268"><text:s/></text:span><text:span text:style-name="T14_269">be</text:span><text:span text:style-name="T14_270"><text:s/></text:span><text:span text:style-name="T14_271">heard</text:span><text:span text:style-name="T14_272">.</text:span></text:p>
        </text:list-item>
        <text:list-item>
          <text:p text:style-name="P15"><text:span text:style-name="T15_1">Record</text:span><text:span text:style-name="T15_2"><text:s/></text:span><text:span text:style-name="T15_3">some</text:span><text:span text:style-name="T15_4"><text:s/></text:span><text:span text:style-name="T15_5">loops</text:span><text:span text:style-name="T15_6"><text:s/></text:span><text:span text:style-name="T15_7">that</text:span><text:span text:style-name="T15_8"><text:s/></text:span><text:span text:style-name="T15_9">will</text:span><text:span text:style-name="T15_10"><text:s/></text:span><text:span text:style-name="T15_11">be</text:span><text:span text:style-name="T15_12"><text:s/></text:span><text:span text:style-name="T15_13">pre</text:span><text:span text:style-name="T15_14">-</text:span><text:span text:style-name="T15_15">recorded</text:span><text:span text:style-name="T15_16"><text:s/></text:span><text:span text:style-name="T15_17">and</text:span><text:span text:style-name="T15_18"><text:s/></text:span><text:span text:style-name="T15_19">load</text:span><text:span text:style-name="T15_20"><text:s/></text:span><text:span text:style-name="T15_21">when</text:span><text:span text:style-name="T15_22"><text:s/></text:span><text:span text:style-name="T15_23">you</text:span><text:span text:style-name="T15_24"><text:s/></text:span><text:span text:style-name="T15_25">open</text:span><text:span text:style-name="T15_26"><text:s/></text:span><text:span text:style-name="T15_27">the</text:span><text:span text:style-name="T15_28"><text:s/></text:span><text:span text:style-name="T15_29">song</text:span><text:span text:style-name="T15_30"><text:s/></text:span><text:span text:style-name="T15_31">in</text:span><text:span text:style-name="T15_32"><text:s/></text:span><text:span text:style-name="T15_33">Live</text:span><text:span text:style-name="T15_34"><text:s/></text:span><text:span text:style-name="T15_35">mode</text:span><text:span text:style-name="T15_36">.<text:s/></text:span><text:span text:style-name="T15_37">You</text:span><text:span text:style-name="T15_38"><text:s/></text:span><text:span text:style-name="T15_39">can</text:span><text:span text:style-name="T15_40"><text:s/></text:span><text:span text:style-name="T15_41">lock</text:span><text:span text:style-name="T15_42"><text:s/></text:span><text:span text:style-name="T15_43">the</text:span><text:span text:style-name="T15_44"><text:s/></text:span><text:span text:style-name="T15_45">tracks</text:span><text:span text:style-name="T15_46"><text:s/></text:span><text:span text:style-name="T15_47">that</text:span><text:span text:style-name="T15_48"><text:s/></text:span><text:span text:style-name="T15_49">have</text:span><text:span text:style-name="T15_50"><text:s/></text:span><text:span text:style-name="T15_51">loops</text:span><text:span text:style-name="T15_52"><text:s/></text:span><text:span text:style-name="T15_53">prerecorded</text:span><text:span text:style-name="T15_54"><text:s/></text:span><text:span text:style-name="T15_55">on</text:span><text:span text:style-name="T15_56"><text:s/></text:span><text:span text:style-name="T15_57">them</text:span><text:span text:style-name="T15_58"><text:s/></text:span><text:span text:style-name="T15_59">too</text:span><text:span text:style-name="T15_60">,<text:s/></text:span><text:span text:style-name="T15_61">in</text:span><text:span text:style-name="T15_62"><text:s/></text:span><text:span text:style-name="T15_63">edit</text:span><text:span text:style-name="T15_64"><text:s/></text:span><text:span text:style-name="T15_65">mode</text:span><text:span text:style-name="T15_66">,<text:s/></text:span><text:span text:style-name="T15_67">which</text:span><text:span text:style-name="T15_68"><text:s/></text:span><text:span text:style-name="T15_69">will</text:span><text:span text:style-name="T15_70"><text:s/></text:span><text:span text:style-name="T15_71">mean</text:span><text:span text:style-name="T15_72"><text:s/></text:span><text:span text:style-name="T15_73">that</text:span><text:span text:style-name="T15_74"><text:s/></text:span><text:span text:style-name="T15_75">when</text:span><text:span text:style-name="T15_76"><text:s/></text:span><text:span text:style-name="T15_77">you</text:span><text:span text:style-name="T15_78"><text:s/></text:span><text:span text:style-name="T15_79">are</text:span><text:span text:style-name="T15_80"><text:s/></text:span><text:span text:style-name="T15_81">in</text:span><text:span text:style-name="T15_82"><text:s/></text:span><text:span text:style-name="T15_83">live</text:span><text:span text:style-name="T15_84"><text:s/></text:span><text:span text:style-name="T15_85">mode</text:span><text:span text:style-name="T15_86"><text:s/></text:span><text:span text:style-name="T15_87">you</text:span><text:span text:style-name="T15_88"><text:s/></text:span><text:span text:style-name="T15_89">cannot</text:span><text:span text:style-name="T15_90"><text:s/></text:span><text:span text:style-name="T15_91">record</text:span><text:span text:style-name="T15_92"><text:s/></text:span><text:span text:style-name="T15_93">onto</text:span><text:span text:style-name="T15_94"><text:s/></text:span><text:span text:style-name="T15_95">these</text:span><text:span text:style-name="T15_96"><text:s/></text:span><text:span text:style-name="T15_97">tracks</text:span><text:span text:style-name="T15_98">,<text:s/></text:span><text:span text:style-name="T15_99">even</text:span><text:span text:style-name="T15_100"><text:s/></text:span><text:span text:style-name="T15_101">to</text:span><text:span text:style-name="T15_102"><text:s/></text:span><text:span text:style-name="T15_103">overdub</text:span><text:span text:style-name="T15_104">.<text:s/></text:span><text:span text:style-name="T15_105">You</text:span><text:span text:style-name="T15_106"><text:s/></text:span><text:span text:style-name="T15_107">should</text:span><text:span text:style-name="T15_108"><text:s/></text:span><text:span text:style-name="T15_109">also</text:span><text:span text:style-name="T15_110"><text:s/></text:span><text:span text:style-name="T15_111">be</text:span><text:span text:style-name="T15_112"><text:s/></text:span><text:span text:style-name="T15_113">able</text:span><text:span text:style-name="T15_114"><text:s/></text:span><text:span text:style-name="T15_115">to</text:span><text:span text:style-name="T15_116"><text:s/></text:span><text:span text:style-name="T15_117">choose</text:span><text:span text:style-name="T15_118"><text:s/></text:span><text:span text:style-name="T15_119">a</text:span><text:span text:style-name="T15_120"><text:s/></text:span><text:span text:style-name="T15_121">setting</text:span><text:span text:style-name="T15_122"><text:s/></text:span><text:span text:style-name="T15_123">so</text:span><text:span text:style-name="T15_124"><text:s/></text:span><text:span text:style-name="T15_125">that</text:span><text:span text:style-name="T15_126"><text:s/></text:span><text:span text:style-name="T15_127">in</text:span><text:span text:style-name="T15_128"><text:s/></text:span><text:span text:style-name="T15_129">live</text:span><text:span text:style-name="T15_130"><text:s/></text:span><text:span text:style-name="T15_131">mode</text:span><text:span text:style-name="T15_132">,<text:s/></text:span><text:span text:style-name="T15_133">once</text:span><text:span text:style-name="T15_134"><text:s/></text:span><text:span text:style-name="T15_135">a</text:span><text:span text:style-name="T15_136"><text:s/></text:span><text:span text:style-name="T15_137">track</text:span><text:span text:style-name="T15_138"><text:s/></text:span><text:span text:style-name="T15_139">has</text:span><text:span text:style-name="T15_140"><text:s/></text:span><text:span text:style-name="T15_141">a</text:span><text:span text:style-name="T15_142"><text:s/></text:span><text:span text:style-name="T15_143">loop</text:span><text:span text:style-name="T15_144"><text:s/></text:span><text:span text:style-name="T15_145">recorded</text:span><text:span text:style-name="T15_146"><text:s/></text:span><text:span text:style-name="T15_147">onto</text:span><text:span text:style-name="T15_148"><text:s/></text:span><text:span text:style-name="T15_149">it</text:span><text:span text:style-name="T15_150">,<text:s/></text:span><text:span text:style-name="T15_151">the</text:span><text:span text:style-name="T15_152"><text:s/></text:span><text:span text:style-name="T15_153">track</text:span><text:span text:style-name="T15_154"><text:s/></text:span><text:span text:style-name="T15_155">locks</text:span><text:span text:style-name="T15_156"><text:s/></text:span><text:span text:style-name="T15_157">or</text:span><text:span text:style-name="T15_158"><text:s/></text:span><text:span text:style-name="T15_159">can</text:span><text:span text:style-name="T15_160"><text:s/></text:span><text:span text:style-name="T15_161">only</text:span><text:span text:style-name="T15_162"><text:s/></text:span><text:span text:style-name="T15_163">be</text:span><text:span text:style-name="T15_164"><text:s/></text:span><text:span text:style-name="T15_165">overdubbed</text:span><text:span text:style-name="T15_166"><text:s/>(</text:span><text:span text:style-name="T15_167">so</text:span><text:span text:style-name="T15_168"><text:s/></text:span><text:span text:style-name="T15_169">you</text:span><text:span text:style-name="T15_170"><text:s/></text:span><text:span text:style-name="T15_171">can</text:span><text:span text:style-name="T15_172">’</text:span><text:span text:style-name="T15_173">t</text:span><text:span text:style-name="T15_174"><text:s/></text:span><text:span text:style-name="T15_175">accidentally</text:span><text:span text:style-name="T15_176"><text:s/></text:span><text:span text:style-name="T15_177">record</text:span><text:span text:style-name="T15_178"><text:s/></text:span><text:span text:style-name="T15_179">over</text:span><text:span text:style-name="T15_180"><text:s/></text:span><text:span text:style-name="T15_181">a</text:span><text:span text:style-name="T15_182"><text:s/></text:span><text:span text:style-name="T15_183">track</text:span><text:span text:style-name="T15_184"><text:s/></text:span><text:span text:style-name="T15_185">while</text:span><text:span text:style-name="T15_186"><text:s/></text:span><text:span text:style-name="T15_187">performing</text:span><text:span text:style-name="T15_188">).</text:span></text:p>
        </text:list-item>
        <text:list-item>
          <text:p text:style-name="P16"><text:span text:style-name="T16_1">Maybe</text:span><text:span text:style-name="T16_2"><text:s/></text:span><text:span text:style-name="T16_3">it</text:span><text:span text:style-name="T16_4"><text:s/></text:span><text:span text:style-name="T16_5">would</text:span><text:span text:style-name="T16_6"><text:s/></text:span><text:span text:style-name="T16_7">also</text:span><text:span text:style-name="T16_8"><text:s/></text:span><text:span text:style-name="T16_9">be</text:span><text:span text:style-name="T16_10"><text:s/></text:span><text:span text:style-name="T16_11">good</text:span><text:span text:style-name="T16_12"><text:s/></text:span><text:span text:style-name="T16_13">to</text:span><text:span text:style-name="T16_14"><text:s/></text:span><text:span text:style-name="T16_15">be</text:span><text:span text:style-name="T16_16"><text:s/></text:span><text:span text:style-name="T16_17">able</text:span><text:span text:style-name="T16_18"><text:s/></text:span><text:span text:style-name="T16_19">to</text:span><text:span text:style-name="T16_20"><text:s/></text:span><text:span text:style-name="T16_21">choose</text:span><text:span text:style-name="T16_22"><text:s/></text:span><text:span text:style-name="T16_23">a</text:span><text:span text:style-name="T16_24"><text:s/></text:span><text:span text:style-name="T16_25">bpm</text:span><text:span text:style-name="T16_26"><text:s/></text:span><text:span text:style-name="T16_27">and</text:span><text:span text:style-name="T16_28"><text:s/></text:span><text:span text:style-name="T16_29">key</text:span><text:span text:style-name="T16_30"><text:s/></text:span><text:span text:style-name="T16_31">signature</text:span><text:span text:style-name="T16_32"><text:s/>(</text:span><text:span text:style-name="T16_33">eg</text:span><text:span text:style-name="T16_34">.<text:s/>4/4<text:s/></text:span><text:span text:style-name="T16_35">or</text:span><text:span text:style-name="T16_36"><text:s/>¾<text:s/></text:span><text:span text:style-name="T16_37">etc</text:span><text:span text:style-name="T16_38">)<text:s/></text:span><text:span text:style-name="T16_39">in</text:span><text:span text:style-name="T16_40"><text:s/></text:span><text:span text:style-name="T16_41">edit</text:span><text:span text:style-name="T16_42"><text:s/></text:span><text:span text:style-name="T16_43">mode</text:span><text:span text:style-name="T16_44">.<text:s/></text:span><text:span text:style-name="T16_45">Then</text:span><text:span text:style-name="T16_46"><text:s/></text:span><text:span text:style-name="T16_47">in</text:span><text:span text:style-name="T16_48"><text:s/></text:span><text:span text:style-name="T16_49">edit</text:span><text:span text:style-name="T16_50"><text:s/></text:span><text:span text:style-name="T16_51">mode</text:span><text:span text:style-name="T16_52"><text:s/></text:span><text:span text:style-name="T16_53">you</text:span><text:span text:style-name="T16_54"><text:s/></text:span><text:span text:style-name="T16_55">can</text:span><text:span text:style-name="T16_56"><text:s/></text:span><text:span text:style-name="T16_57">have</text:span><text:span text:style-name="T16_58"><text:s/></text:span><text:span text:style-name="T16_59">a</text:span><text:span text:style-name="T16_60"><text:s/></text:span><text:span text:style-name="T16_61">little</text:span><text:span text:style-name="T16_62"><text:s/></text:span><text:span text:style-name="T16_63">light</text:span><text:span text:style-name="T16_64"><text:s/></text:span><text:span text:style-name="T16_65">flashing</text:span><text:span text:style-name="T16_66"><text:s/></text:span><text:span text:style-name="T16_67">on</text:span><text:span text:style-name="T16_68"><text:s/></text:span><text:span text:style-name="T16_69">each</text:span><text:span text:style-name="T16_70"><text:s/></text:span><text:span text:style-name="T16_71">beat</text:span><text:span text:style-name="T16_72"><text:s/></text:span><text:span text:style-name="T16_73">and</text:span><text:span text:style-name="T16_74"><text:s/></text:span><text:span text:style-name="T16_75">an</text:span><text:span text:style-name="T16_76"><text:s/></text:span><text:span text:style-name="T16_77">audible</text:span><text:span text:style-name="T16_78"><text:s/></text:span><text:span text:style-name="T16_79">click</text:span><text:span text:style-name="T16_80"><text:s/></text:span><text:span text:style-name="T16_81">playing</text:span><text:span text:style-name="T16_82"><text:s/></text:span><text:span text:style-name="T16_83">while</text:span><text:span text:style-name="T16_84"><text:s/></text:span><text:span text:style-name="T16_85">you</text:span><text:span text:style-name="T16_86"><text:s/></text:span><text:span text:style-name="T16_87">record</text:span><text:span text:style-name="T16_88"><text:s/></text:span><text:span text:style-name="T16_89">the</text:span><text:span text:style-name="T16_90"><text:s/></text:span><text:span text:style-name="T16_91">loops</text:span><text:span text:style-name="T16_92"><text:s/></text:span><text:span text:style-name="T16_93">in</text:span><text:span text:style-name="T16_94"><text:s/></text:span><text:span text:style-name="T16_95">edit</text:span><text:span text:style-name="T16_96"><text:s/></text:span><text:span text:style-name="T16_97">mode</text:span><text:span text:style-name="T16_98">.<text:s/></text:span><text:span text:style-name="T16_99">In</text:span><text:span text:style-name="T16_100"><text:s/></text:span><text:span text:style-name="T16_101">live</text:span><text:span text:style-name="T16_102"><text:s/></text:span><text:span text:style-name="T16_103">mode</text:span><text:span text:style-name="T16_104"><text:s/></text:span><text:span text:style-name="T16_105">the</text:span><text:span text:style-name="T16_106"><text:s/></text:span><text:span text:style-name="T16_107">click</text:span><text:span text:style-name="T16_108"><text:s/></text:span><text:span text:style-name="T16_109">will</text:span><text:span text:style-name="T16_110"><text:s/></text:span><text:span text:style-name="T16_111">not</text:span><text:span text:style-name="T16_112"><text:s/></text:span><text:span text:style-name="T16_113">play</text:span><text:span text:style-name="T16_114"><text:s/></text:span><text:span text:style-name="T16_115">any</text:span><text:span text:style-name="T16_116"><text:s/></text:span><text:span text:style-name="T16_117">sound</text:span><text:span text:style-name="T16_118"><text:s/></text:span><text:span text:style-name="T16_119">but</text:span><text:span text:style-name="T16_120"><text:s/></text:span><text:span text:style-name="T16_121">the</text:span><text:span text:style-name="T16_122"><text:s/></text:span><text:span text:style-name="T16_123">light</text:span><text:span text:style-name="T16_124"><text:s/></text:span><text:span text:style-name="T16_125">still</text:span><text:span text:style-name="T16_126"><text:s/></text:span><text:span text:style-name="T16_127">flashes</text:span><text:span text:style-name="T16_128"><text:s/></text:span><text:span text:style-name="T16_129">on</text:span><text:span text:style-name="T16_130"><text:s/></text:span><text:span text:style-name="T16_131">each</text:span><text:span text:style-name="T16_132"><text:s/></text:span><text:span text:style-name="T16_133">beat</text:span><text:span text:style-name="T16_134">?</text:span></text:p>
        </text:list-item>
      </text:list>
      <text:p text:style-name="P17"/>
      <text:p text:style-name="P18"><text:span text:style-name="T18_1">Live</text:span><text:span text:style-name="T18_2"><text:s/></text:span><text:span text:style-name="T18_3">Mode</text:span></text:p>
      <text:p text:style-name="P19"><text:span text:style-name="T19_1">In</text:span><text:span text:style-name="T19_2"><text:s/></text:span><text:span text:style-name="T19_3">live</text:span><text:span text:style-name="T19_4"><text:s/></text:span><text:span text:style-name="T19_5">mode</text:span><text:span text:style-name="T19_6"><text:s/></text:span><text:span text:style-name="T19_7">you</text:span><text:span text:style-name="T19_8"><text:s/></text:span><text:span text:style-name="T19_9">can</text:span><text:span text:style-name="T19_10"><text:s/></text:span><text:span text:style-name="T19_11">choose</text:span><text:span text:style-name="T19_12"><text:s/></text:span><text:span text:style-name="T19_13">to</text:span><text:span text:style-name="T19_14"><text:s/></text:span><text:span text:style-name="T19_15">create</text:span><text:span text:style-name="T19_16"><text:s/></text:span><text:span text:style-name="T19_17">a</text:span><text:span text:style-name="T19_18"><text:s/></text:span><text:span text:style-name="T19_19">new</text:span><text:span text:style-name="T19_20"><text:s/></text:span><text:span text:style-name="T19_21">set</text:span><text:span text:style-name="T19_22"><text:s/></text:span><text:span text:style-name="T19_23">list</text:span><text:span text:style-name="T19_24"><text:s/></text:span><text:span text:style-name="T19_25">or</text:span><text:span text:style-name="T19_26"><text:s/></text:span><text:span text:style-name="T19_27">open</text:span><text:span text:style-name="T19_28"><text:s/></text:span><text:span text:style-name="T19_29">an</text:span><text:span text:style-name="T19_30"><text:s/></text:span><text:span text:style-name="T19_31">existing</text:span><text:span text:style-name="T19_32"><text:s/></text:span><text:span text:style-name="T19_33">set</text:span><text:span text:style-name="T19_34"><text:s/></text:span><text:span text:style-name="T19_35">list</text:span><text:span text:style-name="T19_36">.</text:span></text:p>
      <text:p text:style-name="P20"><text:span text:style-name="T20_1">In</text:span><text:span text:style-name="T20_2"><text:s/></text:span><text:span text:style-name="T20_3">the</text:span><text:span text:style-name="T20_4"><text:s/></text:span><text:span text:style-name="T20_5">set</text:span><text:span text:style-name="T20_6"><text:s/></text:span><text:span text:style-name="T20_7">list</text:span><text:span text:style-name="T20_8"><text:s/></text:span><text:span text:style-name="T20_9">you</text:span><text:span text:style-name="T20_10"><text:s/></text:span><text:span text:style-name="T20_11">can</text:span><text:span text:style-name="T20_12"><text:s/></text:span><text:span text:style-name="T20_13">choose</text:span><text:span text:style-name="T20_14"><text:s/></text:span><text:span text:style-name="T20_15">what</text:span><text:span text:style-name="T20_16"><text:s/></text:span><text:span text:style-name="T20_17">songs</text:span><text:span text:style-name="T20_18"><text:s/></text:span><text:span text:style-name="T20_19">you</text:span><text:span text:style-name="T20_20"><text:s/></text:span><text:span text:style-name="T20_21">want</text:span><text:span text:style-name="T20_22"><text:s/></text:span><text:span text:style-name="T20_23">to</text:span><text:span text:style-name="T20_24"><text:s/></text:span><text:span text:style-name="T20_25">play</text:span><text:span text:style-name="T20_26"><text:s/></text:span><text:span text:style-name="T20_27">at</text:span><text:span text:style-name="T20_28"><text:s/></text:span><text:span text:style-name="T20_29">a</text:span><text:span text:style-name="T20_30"><text:s/></text:span><text:span text:style-name="T20_31">show</text:span><text:span text:style-name="T20_32"><text:s/></text:span><text:span text:style-name="T20_33">and</text:span><text:span text:style-name="T20_34"><text:s/></text:span><text:span text:style-name="T20_35">drag</text:span><text:span text:style-name="T20_36"><text:s/></text:span><text:span text:style-name="T20_37">them</text:span><text:span text:style-name="T20_38"><text:s/></text:span><text:span text:style-name="T20_39">up</text:span><text:span text:style-name="T20_40"><text:s/></text:span><text:span text:style-name="T20_41">and</text:span><text:span text:style-name="T20_42"><text:s/></text:span><text:span text:style-name="T20_43">down</text:span><text:span text:style-name="T20_44"><text:s/></text:span><text:span text:style-name="T20_45">to</text:span><text:span text:style-name="T20_46"><text:s/></text:span><text:span text:style-name="T20_47">change</text:span><text:span text:style-name="T20_48"><text:s/></text:span><text:span text:style-name="T20_49">the</text:span><text:span text:style-name="T20_50"><text:s/></text:span><text:span text:style-name="T20_51">order</text:span><text:span text:style-name="T20_52"><text:s/></text:span><text:span text:style-name="T20_53">of</text:span><text:span text:style-name="T20_54"><text:s/></text:span><text:span text:style-name="T20_55">the</text:span><text:span text:style-name="T20_56"><text:s/></text:span><text:span text:style-name="T20_57">songs</text:span><text:span text:style-name="T20_58">.</text:span></text:p>
      <text:p text:style-name="P21"><text:span text:style-name="T21_1">Once</text:span><text:span text:style-name="T21_2"><text:s/></text:span><text:span text:style-name="T21_3">you</text:span><text:span text:style-name="T21_4"><text:s/></text:span><text:span text:style-name="T21_5">are</text:span><text:span text:style-name="T21_6"><text:s/></text:span><text:span text:style-name="T21_7">happy</text:span><text:span text:style-name="T21_8"><text:s/></text:span><text:span text:style-name="T21_9">with</text:span><text:span text:style-name="T21_10"><text:s/></text:span><text:span text:style-name="T21_11">a</text:span><text:span text:style-name="T21_12"><text:s/></text:span><text:span text:style-name="T21_13">set</text:span><text:span text:style-name="T21_14"><text:s/></text:span><text:span text:style-name="T21_15">list</text:span><text:span text:style-name="T21_16"><text:s/></text:span><text:span text:style-name="T21_17">and</text:span><text:span text:style-name="T21_18"><text:s/></text:span><text:span text:style-name="T21_19">ready</text:span><text:span text:style-name="T21_20"><text:s/></text:span><text:span text:style-name="T21_21">to</text:span><text:span text:style-name="T21_22"><text:s/></text:span><text:span text:style-name="T21_23">play</text:span><text:span text:style-name="T21_24"><text:s/></text:span><text:span text:style-name="T21_25">live</text:span><text:span text:style-name="T21_26"><text:s/></text:span><text:span text:style-name="T21_27">there</text:span><text:span text:style-name="T21_28"><text:s/></text:span><text:span text:style-name="T21_29">is</text:span><text:span text:style-name="T21_30"><text:s/></text:span><text:span text:style-name="T21_31">a</text:span><text:span text:style-name="T21_32"><text:s/></text:span><text:span text:style-name="T21_33">button</text:span><text:span text:style-name="T21_34"><text:s/></text:span><text:span text:style-name="T21_35">down</text:span><text:span text:style-name="T21_36"><text:s/></text:span><text:span text:style-name="T21_37">the</text:span><text:span text:style-name="T21_38"><text:s/></text:span><text:span text:style-name="T21_39">bottom</text:span><text:span text:style-name="T21_40"><text:s/></text:span><text:span text:style-name="T21_41">called</text:span><text:span text:style-name="T21_42"><text:s/>“</text:span><text:span text:style-name="T21_43">Show</text:span><text:span text:style-name="T21_44"><text:s/></text:span><text:span text:style-name="T21_45">Time</text:span><text:span text:style-name="T21_46">!”<text:s/></text:span><text:span text:style-name="T21_47">or</text:span><text:span text:style-name="T21_48"><text:s/></text:span><text:span text:style-name="T21_49">something</text:span><text:span text:style-name="T21_50">.</text:span></text:p>
      <text:p text:style-name="P22"><text:span text:style-name="T22_1">This</text:span><text:span text:style-name="T22_2"><text:s/></text:span><text:span text:style-name="T22_3">will</text:span><text:span text:style-name="T22_4"><text:s/></text:span><text:span text:style-name="T22_5">take</text:span><text:span text:style-name="T22_6"><text:s/></text:span><text:span text:style-name="T22_7">you</text:span><text:span text:style-name="T22_8"><text:s/></text:span><text:span text:style-name="T22_9">into</text:span><text:span text:style-name="T22_10"><text:s/></text:span><text:span text:style-name="T22_11">your</text:span><text:span text:style-name="T22_12"><text:s/></text:span><text:span text:style-name="T22_13">first</text:span><text:span text:style-name="T22_14"><text:s/></text:span><text:span text:style-name="T22_15">song</text:span><text:span text:style-name="T22_16"><text:s/></text:span><text:span text:style-name="T22_17">in</text:span><text:span text:style-name="T22_18"><text:s/></text:span><text:span text:style-name="T22_19">the</text:span><text:span text:style-name="T22_20"><text:s/></text:span><text:span text:style-name="T22_21">set</text:span><text:span text:style-name="T22_22"><text:s/></text:span><text:span text:style-name="T22_23">list</text:span><text:span text:style-name="T22_24">.<text:s/></text:span><text:span text:style-name="T22_25">The</text:span><text:span text:style-name="T22_26"><text:s/></text:span><text:span text:style-name="T22_27">song</text:span><text:span text:style-name="T22_28"><text:s/></text:span><text:span text:style-name="T22_29">title</text:span><text:span text:style-name="T22_30"><text:s/></text:span><text:span text:style-name="T22_31">will</text:span><text:span text:style-name="T22_32"><text:s/></text:span><text:span text:style-name="T22_33">display</text:span><text:span text:style-name="T22_34"><text:s/></text:span><text:span text:style-name="T22_35">at</text:span><text:span text:style-name="T22_36"><text:s/></text:span><text:span text:style-name="T22_37">the</text:span><text:span text:style-name="T22_38"><text:s/></text:span><text:span text:style-name="T22_39">top</text:span><text:span text:style-name="T22_40"><text:s/></text:span><text:span text:style-name="T22_41">and</text:span><text:span text:style-name="T22_42"><text:s/></text:span><text:span text:style-name="T22_43">all</text:span><text:span text:style-name="T22_44"><text:s/></text:span><text:span text:style-name="T22_45">prerecorded</text:span><text:span text:style-name="T22_46"><text:s/></text:span><text:span text:style-name="T22_47">loops</text:span><text:span text:style-name="T22_48"><text:s/></text:span><text:span text:style-name="T22_49">will</text:span><text:span text:style-name="T22_50"><text:s/></text:span><text:span text:style-name="T22_51">be</text:span><text:span text:style-name="T22_52"><text:s/></text:span><text:span text:style-name="T22_53">loaded</text:span><text:span text:style-name="T22_54"><text:s/></text:span><text:span text:style-name="T22_55">at</text:span><text:span text:style-name="T22_56"><text:s/></text:span><text:span text:style-name="T22_57">the</text:span><text:span text:style-name="T22_58"><text:s/></text:span><text:span text:style-name="T22_59">bottom</text:span><text:span text:style-name="T22_60">.<text:s/></text:span><text:span text:style-name="T22_61">When</text:span><text:span text:style-name="T22_62"><text:s/></text:span><text:span text:style-name="T22_63">the</text:span><text:span text:style-name="T22_64"><text:s/></text:span><text:span text:style-name="T22_65">song</text:span><text:span text:style-name="T22_66"><text:s/></text:span><text:span text:style-name="T22_67">first</text:span><text:span text:style-name="T22_68"><text:s/></text:span><text:span text:style-name="T22_69">opens</text:span><text:span text:style-name="T22_70"><text:s/></text:span><text:span text:style-name="T22_71">they</text:span><text:span text:style-name="T22_72"><text:s/></text:span><text:span text:style-name="T22_73">will</text:span><text:span text:style-name="T22_74"><text:s/></text:span><text:span text:style-name="T22_75">all</text:span><text:span text:style-name="T22_76"><text:s/></text:span><text:span text:style-name="T22_77">be</text:span><text:span text:style-name="T22_78"><text:s/></text:span><text:span text:style-name="T22_79">paused</text:span><text:span text:style-name="T22_80"><text:s/></text:span><text:span text:style-name="T22_81">at</text:span><text:span text:style-name="T22_82"><text:s/></text:span><text:span text:style-name="T22_83">the</text:span><text:span text:style-name="T22_84"><text:s/></text:span><text:span text:style-name="T22_85">top</text:span><text:span text:style-name="T22_86"><text:s/></text:span><text:span text:style-name="T22_87">of</text:span><text:span text:style-name="T22_88"><text:s/></text:span><text:span text:style-name="T22_89">the</text:span><text:span text:style-name="T22_90"><text:s/></text:span><text:span text:style-name="T22_91">loop</text:span><text:span text:style-name="T22_92">.<text:s/></text:span><text:span text:style-name="T22_93">Then</text:span><text:span text:style-name="T22_94"><text:s/></text:span><text:span text:style-name="T22_95">you</text:span><text:span text:style-name="T22_96"><text:s/></text:span><text:span text:style-name="T22_97">can</text:span><text:span text:style-name="T22_98"><text:s/></text:span><text:span text:style-name="T22_99">either</text:span><text:span text:style-name="T22_100"><text:s/></text:span><text:span text:style-name="T22_101">choose</text:span><text:span text:style-name="T22_102"><text:s/></text:span><text:span text:style-name="T22_103">to</text:span><text:span text:style-name="T22_104"><text:s/></text:span><text:span text:style-name="T22_105">unmute</text:span><text:span text:style-name="T22_106"><text:s/></text:span><text:span text:style-name="T22_107">a</text:span><text:span text:style-name="T22_108"><text:s/></text:span><text:span text:style-name="T22_109">loop</text:span><text:span text:style-name="T22_110"><text:s/></text:span><text:span text:style-name="T22_111">by</text:span><text:span text:style-name="T22_112"><text:s/></text:span><text:span text:style-name="T22_113">pressing</text:span><text:span text:style-name="T22_114"><text:s/></text:span><text:span text:style-name="T22_115">with</text:span><text:span text:style-name="T22_116"><text:s/></text:span><text:span text:style-name="T22_117">your</text:span><text:span text:style-name="T22_118"><text:s/></text:span><text:span text:style-name="T22_119">finger</text:span><text:span text:style-name="T22_120"><text:s/></text:span><text:span text:style-name="T22_121">on</text:span><text:span text:style-name="T22_122"><text:s/></text:span><text:span text:style-name="T22_123">the</text:span><text:span text:style-name="T22_124"><text:s/></text:span><text:span text:style-name="T22_125">track</text:span><text:span text:style-name="T22_126"><text:s/></text:span><text:span text:style-name="T22_127">you</text:span><text:span text:style-name="T22_128"><text:s/></text:span><text:span text:style-name="T22_129">want</text:span><text:span text:style-name="T22_130"><text:s/></text:span><text:span text:style-name="T22_131">to</text:span><text:span text:style-name="T22_132"><text:s/></text:span><text:span text:style-name="T22_133">unmute</text:span><text:span text:style-name="T22_134"><text:s/></text:span><text:span text:style-name="T22_135">or</text:span><text:span text:style-name="T22_136"><text:s/></text:span><text:span text:style-name="T22_137">press</text:span><text:span text:style-name="T22_138"><text:s/></text:span><text:span text:style-name="T22_139">the</text:span><text:span text:style-name="T22_140"><text:s/></text:span><text:span text:style-name="T22_141">big</text:span><text:span text:style-name="T22_142"><text:s/></text:span><text:span text:style-name="T22_143">right</text:span><text:span text:style-name="T22_144"><text:s/></text:span><text:span text:style-name="T22_145">pointing</text:span><text:span text:style-name="T22_146"><text:s/></text:span><text:span text:style-name="T22_147">triangle</text:span><text:span text:style-name="T22_148"><text:s/></text:span><text:span text:style-name="T22_149">to</text:span><text:span text:style-name="T22_150"><text:s/></text:span><text:span text:style-name="T22_151">go</text:span><text:span text:style-name="T22_152"><text:s/></text:span><text:span text:style-name="T22_153">to</text:span><text:span text:style-name="T22_154"><text:s/></text:span><text:span text:style-name="T22_155">the</text:span><text:span text:style-name="T22_156"><text:s/>“</text:span><text:span text:style-name="T22_157">intro</text:span><text:span text:style-name="T22_158">”<text:s/>(</text:span><text:span text:style-name="T22_159">or</text:span><text:span text:style-name="T22_160"><text:s/></text:span><text:span text:style-name="T22_161">whatever</text:span><text:span text:style-name="T22_162"><text:s/></text:span><text:span text:style-name="T22_163">you</text:span><text:span text:style-name="T22_164"><text:s/></text:span><text:span text:style-name="T22_165">have</text:span><text:span text:style-name="T22_166"><text:s/></text:span><text:span text:style-name="T22_167">called</text:span><text:span text:style-name="T22_168"><text:s/></text:span><text:span text:style-name="T22_169">this</text:span><text:span text:style-name="T22_170"><text:s/></text:span><text:span text:style-name="T22_171">box</text:span><text:span text:style-name="T22_172">)<text:s/></text:span><text:span text:style-name="T22_173">settings</text:span><text:span text:style-name="T22_174">.<text:s/></text:span><text:span text:style-name="T22_175">As</text:span><text:span text:style-name="T22_176"><text:s/></text:span><text:span text:style-name="T22_177">soon</text:span><text:span text:style-name="T22_178"><text:s/></text:span><text:span text:style-name="T22_179">as</text:span><text:span text:style-name="T22_180"><text:s/></text:span><text:span text:style-name="T22_181">one</text:span><text:span text:style-name="T22_182"><text:s/></text:span><text:span text:style-name="T22_183">loop</text:span><text:span text:style-name="T22_184"><text:s/></text:span><text:span text:style-name="T22_185">starts</text:span><text:span text:style-name="T22_186"><text:s/></text:span><text:span text:style-name="T22_187">playing</text:span><text:span text:style-name="T22_188">,<text:s/></text:span><text:span text:style-name="T22_189">all</text:span><text:span text:style-name="T22_190"><text:s/></text:span><text:span text:style-name="T22_191">the</text:span><text:span text:style-name="T22_192"><text:s/></text:span><text:span text:style-name="T22_193">prerecorded</text:span><text:span text:style-name="T22_194"><text:s/></text:span><text:span text:style-name="T22_195">loops</text:span><text:span text:style-name="T22_196"><text:s/></text:span><text:span text:style-name="T22_197">would</text:span><text:span text:style-name="T22_198"><text:s/></text:span><text:span text:style-name="T22_199">start</text:span><text:span text:style-name="T22_200"><text:s/></text:span><text:span text:style-name="T22_201">playing</text:span><text:span text:style-name="T22_202"><text:s/></text:span><text:span text:style-name="T22_203">simultaneously</text:span><text:span text:style-name="T22_204"><text:s/></text:span><text:span text:style-name="T22_205">and</text:span><text:span text:style-name="T22_206"><text:s/></text:span><text:span text:style-name="T22_207">the</text:span><text:span text:style-name="T22_208"><text:s/></text:span><text:span text:style-name="T22_209">circles</text:span><text:span text:style-name="T22_210"><text:s/></text:span><text:span text:style-name="T22_211">would</text:span><text:span text:style-name="T22_212"><text:s/></text:span><text:span text:style-name="T22_213">start</text:span><text:span text:style-name="T22_214"><text:s/></text:span><text:span text:style-name="T22_215">filling</text:span><text:span text:style-name="T22_216"><text:s/></text:span><text:span text:style-name="T22_217">in</text:span><text:span text:style-name="T22_218"><text:s/></text:span><text:span text:style-name="T22_219">as</text:span><text:span text:style-name="T22_220"><text:s/></text:span><text:span text:style-name="T22_221">the</text:span><text:span text:style-name="T22_222"><text:s/></text:span><text:span text:style-name="T22_223">loops</text:span><text:span text:style-name="T22_224"><text:s/></text:span><text:span text:style-name="T22_225">play</text:span><text:span text:style-name="T22_226">,<text:s/></text:span><text:span text:style-name="T22_227">whether</text:span><text:span text:style-name="T22_228"><text:s/></text:span><text:span text:style-name="T22_229">they</text:span><text:span text:style-name="T22_230"><text:s/></text:span><text:span text:style-name="T22_231">are</text:span><text:span text:style-name="T22_232"><text:s/></text:span><text:span text:style-name="T22_233">muted</text:span><text:span text:style-name="T22_234"><text:s/></text:span><text:span text:style-name="T22_235">or</text:span><text:span text:style-name="T22_236"><text:s/></text:span><text:span text:style-name="T22_237">unmuted</text:span><text:span text:style-name="T22_238">.<text:s/></text:span><text:span text:style-name="T22_239">The</text:span><text:span text:style-name="T22_240"><text:s/></text:span><text:span text:style-name="T22_241">circles</text:span><text:span text:style-name="T22_242"><text:s/></text:span><text:span text:style-name="T22_243">should</text:span><text:span text:style-name="T22_244"><text:s/></text:span><text:span text:style-name="T22_245">be</text:span><text:span text:style-name="T22_246"><text:s/></text:span><text:span text:style-name="T22_247">one</text:span><text:span text:style-name="T22_248"><text:s/></text:span><text:span text:style-name="T22_249">colour</text:span><text:span text:style-name="T22_250"><text:s/></text:span><text:span text:style-name="T22_251">if</text:span><text:span text:style-name="T22_252"><text:s/></text:span><text:span text:style-name="T22_253">they</text:span><text:span text:style-name="T22_254"><text:s/></text:span><text:span text:style-name="T22_255">are</text:span><text:span text:style-name="T22_256"><text:s/></text:span><text:span text:style-name="T22_257">muted</text:span><text:span text:style-name="T22_258"><text:s/></text:span><text:span text:style-name="T22_259">and</text:span><text:span text:style-name="T22_260"><text:s/></text:span><text:span text:style-name="T22_261">another</text:span><text:span text:style-name="T22_262"><text:s/></text:span><text:span text:style-name="T22_263">colour</text:span><text:span text:style-name="T22_264"><text:s/></text:span><text:span text:style-name="T22_265">if</text:span><text:span text:style-name="T22_266"><text:s/></text:span><text:span text:style-name="T22_267">they</text:span><text:span text:style-name="T22_268"><text:s/></text:span><text:span text:style-name="T22_269">are</text:span><text:span text:style-name="T22_270"><text:s/></text:span><text:span text:style-name="T22_271">unmuted</text:span><text:span text:style-name="T22_272">.</text:span></text:p>
      <text:p text:style-name="P23"/>
      <text:p text:style-name="P24"><text:span text:style-name="T24_1">At</text:span><text:span text:style-name="T24_2"><text:s/></text:span><text:span text:style-name="T24_3">the</text:span><text:span text:style-name="T24_4"><text:s/></text:span><text:span text:style-name="T24_5">top</text:span><text:span text:style-name="T24_6"><text:s/></text:span><text:span text:style-name="T24_7">of</text:span><text:span text:style-name="T24_8"><text:s/></text:span><text:span text:style-name="T24_9">the</text:span><text:span text:style-name="T24_10"><text:s/></text:span><text:span text:style-name="T24_11">page</text:span><text:span text:style-name="T24_12"><text:s/></text:span><text:span text:style-name="T24_13">the</text:span><text:span text:style-name="T24_14"><text:s/>“</text:span><text:span text:style-name="T24_15">intro</text:span><text:span text:style-name="T24_16">”,<text:s/></text:span><text:span text:style-name="T24_17">V</text:span><text:span text:style-name="T24_18">1</text:span><text:span text:style-name="T24_19">a</text:span><text:span text:style-name="T24_20">….<text:s/></text:span><text:span text:style-name="T24_21">boxes</text:span><text:span text:style-name="T24_22">:<text:s/></text:span><text:span text:style-name="T24_23">These</text:span><text:span text:style-name="T24_24"><text:s/></text:span><text:span text:style-name="T24_25">will</text:span><text:span text:style-name="T24_26"><text:s/></text:span><text:span text:style-name="T24_27">all</text:span><text:span text:style-name="T24_28"><text:s/></text:span><text:span text:style-name="T24_29">be</text:span><text:span text:style-name="T24_30"><text:s/></text:span><text:span text:style-name="T24_31">the</text:span><text:span text:style-name="T24_32"><text:s/></text:span><text:span text:style-name="T24_33">same</text:span><text:span text:style-name="T24_34"><text:s/></text:span><text:span text:style-name="T24_35">colour</text:span><text:span text:style-name="T24_36"><text:s/></text:span><text:span text:style-name="T24_37">except</text:span><text:span text:style-name="T24_38"><text:s/></text:span><text:span text:style-name="T24_39">for</text:span><text:span text:style-name="T24_40"><text:s/></text:span><text:span text:style-name="T24_41">the</text:span><text:span text:style-name="T24_42"><text:s/></text:span><text:span text:style-name="T24_43">one</text:span><text:span text:style-name="T24_44"><text:s/></text:span><text:span text:style-name="T24_45">that</text:span><text:span text:style-name="T24_46"><text:s/></text:span><text:span text:style-name="T24_47">is</text:span><text:span text:style-name="T24_48"><text:s/></text:span><text:span text:style-name="T24_49">currently</text:span><text:span text:style-name="T24_50"><text:s/></text:span><text:span text:style-name="T24_51">selected</text:span><text:span text:style-name="T24_52">.<text:s/></text:span><text:span text:style-name="T24_53">You</text:span><text:span text:style-name="T24_54"><text:s/></text:span><text:span text:style-name="T24_55">can</text:span><text:span text:style-name="T24_56"><text:s/></text:span><text:span text:style-name="T24_57">go</text:span><text:span text:style-name="T24_58"><text:s/></text:span><text:span text:style-name="T24_59">to</text:span><text:span text:style-name="T24_60"><text:s/></text:span><text:span text:style-name="T24_61">a</text:span><text:span text:style-name="T24_62"><text:s/></text:span><text:span text:style-name="T24_63">part</text:span><text:span text:style-name="T24_64"><text:s/></text:span><text:span text:style-name="T24_65">of</text:span><text:span text:style-name="T24_66"><text:s/></text:span><text:span text:style-name="T24_67">the</text:span><text:span text:style-name="T24_68"><text:s/></text:span><text:span text:style-name="T24_69">song</text:span><text:span text:style-name="T24_70"><text:s/></text:span><text:span text:style-name="T24_71">by</text:span><text:span text:style-name="T24_72"><text:s/></text:span><text:span text:style-name="T24_73">tapping</text:span><text:span text:style-name="T24_74"><text:s/></text:span><text:span text:style-name="T24_75">on</text:span><text:span text:style-name="T24_76"><text:s/></text:span><text:span text:style-name="T24_77">it</text:span><text:span text:style-name="T24_78"><text:s/></text:span><text:span text:style-name="T24_79">with</text:span><text:span text:style-name="T24_80"><text:s/></text:span><text:span text:style-name="T24_81">your</text:span><text:span text:style-name="T24_82"><text:s/></text:span><text:span text:style-name="T24_83">finger</text:span><text:span text:style-name="T24_84"><text:s/></text:span><text:span text:style-name="T24_85">or</text:span><text:span text:style-name="T24_86"><text:s/></text:span><text:span text:style-name="T24_87">you</text:span><text:span text:style-name="T24_88"><text:s/></text:span><text:span text:style-name="T24_89">can</text:span><text:span text:style-name="T24_90"><text:s/></text:span><text:span text:style-name="T24_91">go</text:span><text:span text:style-name="T24_92"><text:s/></text:span><text:span text:style-name="T24_93">to</text:span><text:span text:style-name="T24_94"><text:s/></text:span><text:span text:style-name="T24_95">the</text:span><text:span text:style-name="T24_96"><text:s/></text:span><text:span text:style-name="T24_97">next</text:span><text:span text:style-name="T24_98"><text:s/></text:span><text:span text:style-name="T24_99">part</text:span><text:span text:style-name="T24_100"><text:s/></text:span><text:span text:style-name="T24_101">of</text:span><text:span text:style-name="T24_102"><text:s/></text:span><text:span text:style-name="T24_103">the</text:span><text:span text:style-name="T24_104"><text:s/></text:span><text:span text:style-name="T24_105">song</text:span><text:span text:style-name="T24_106"><text:s/></text:span><text:span text:style-name="T24_107">by</text:span><text:span text:style-name="T24_108"><text:s/></text:span><text:span text:style-name="T24_109">tapping</text:span><text:span text:style-name="T24_110"><text:s/></text:span><text:span text:style-name="T24_111">the</text:span><text:span text:style-name="T24_112"><text:s/></text:span><text:span text:style-name="T24_113">big</text:span><text:span text:style-name="T24_114"><text:s/></text:span><text:span text:style-name="T24_115">right</text:span><text:span text:style-name="T24_116"><text:s/></text:span><text:span text:style-name="T24_117">pointing</text:span><text:span text:style-name="T24_118"><text:s/></text:span><text:span text:style-name="T24_119">triangle</text:span><text:span text:style-name="T24_120">.</text:span></text:p>
      <text:p text:style-name="P25"><text:span text:style-name="T25_1">Once</text:span><text:span text:style-name="T25_2"><text:s/></text:span><text:span text:style-name="T25_3">you</text:span><text:span text:style-name="T25_4"><text:s/></text:span><text:span text:style-name="T25_5">are</text:span><text:span text:style-name="T25_6"><text:s/></text:span><text:span text:style-name="T25_7">at</text:span><text:span text:style-name="T25_8"><text:s/></text:span><text:span text:style-name="T25_9">the</text:span><text:span text:style-name="T25_10"><text:s/>“</text:span><text:span text:style-name="T25_11">outro</text:span><text:span text:style-name="T25_12">”<text:s/></text:span><text:span text:style-name="T25_13">or</text:span><text:span text:style-name="T25_14"><text:s/></text:span><text:span text:style-name="T25_15">the</text:span><text:span text:style-name="T25_16"><text:s/></text:span><text:span text:style-name="T25_17">last</text:span><text:span text:style-name="T25_18"><text:s/></text:span><text:span text:style-name="T25_19">little</text:span><text:span text:style-name="T25_20"><text:s/></text:span><text:span text:style-name="T25_21">box</text:span><text:span text:style-name="T25_22">,<text:s/></text:span><text:span text:style-name="T25_23">you</text:span><text:span text:style-name="T25_24"><text:s/></text:span><text:span text:style-name="T25_25">can</text:span><text:span text:style-name="T25_26"><text:s/></text:span><text:span text:style-name="T25_27">press</text:span><text:span text:style-name="T25_28"><text:s/></text:span><text:span text:style-name="T25_29">and</text:span><text:span text:style-name="T25_30"><text:s/></text:span><text:span text:style-name="T25_31">hold</text:span><text:span text:style-name="T25_32"><text:s/></text:span><text:span text:style-name="T25_33">on</text:span><text:span text:style-name="T25_34"><text:s/></text:span><text:span text:style-name="T25_35">the</text:span><text:span text:style-name="T25_36"><text:s/></text:span><text:span text:style-name="T25_37">big</text:span><text:span text:style-name="T25_38"><text:s/></text:span><text:span text:style-name="T25_39">right</text:span><text:span text:style-name="T25_40"><text:s/></text:span><text:span text:style-name="T25_41">pointing</text:span><text:span text:style-name="T25_42"><text:s/></text:span><text:span text:style-name="T25_43">triangle</text:span><text:span text:style-name="T25_44"><text:s/></text:span><text:span text:style-name="T25_45">to</text:span><text:span text:style-name="T25_46"><text:s/></text:span><text:span text:style-name="T25_47">take</text:span><text:span text:style-name="T25_48"><text:s/></text:span><text:span text:style-name="T25_49">you</text:span><text:span text:style-name="T25_50"><text:s/></text:span><text:span text:style-name="T25_51">to</text:span><text:span text:style-name="T25_52"><text:s/></text:span><text:span text:style-name="T25_53">the</text:span><text:span text:style-name="T25_54"><text:s/></text:span><text:span text:style-name="T25_55">next</text:span><text:span text:style-name="T25_56"><text:s/></text:span><text:span text:style-name="T25_57">song</text:span><text:span text:style-name="T25_58"><text:s/></text:span><text:span text:style-name="T25_59">in</text:span><text:span text:style-name="T25_60"><text:s/></text:span><text:span text:style-name="T25_61">your</text:span><text:span text:style-name="T25_62"><text:s/></text:span><text:span text:style-name="T25_63">set</text:span><text:span text:style-name="T25_64"><text:s/></text:span><text:span text:style-name="T25_65">list</text:span><text:span text:style-name="T25_66">.</text:span></text:p>
      <text:p text:style-name="P26"/>
      <text:p text:style-name="P27"><text:span text:style-name="T27_1">“</text:span><text:span text:style-name="T27_2">Record</text:span><text:span text:style-name="T27_3"><text:s/></text:span><text:span text:style-name="T27_4">enable</text:span><text:span text:style-name="T27_5">”.<text:s/></text:span><text:span text:style-name="T27_6">When</text:span><text:span text:style-name="T27_7"><text:s/></text:span><text:span text:style-name="T27_8">this</text:span><text:span text:style-name="T27_9"><text:s/></text:span><text:span text:style-name="T27_10">button</text:span><text:span text:style-name="T27_11"><text:s/></text:span><text:span text:style-name="T27_12">has</text:span><text:span text:style-name="T27_13"><text:s/></text:span><text:span text:style-name="T27_14">been</text:span><text:span text:style-name="T27_15"><text:s/></text:span><text:span text:style-name="T27_16">tapped</text:span><text:span text:style-name="T27_17"><text:s/></text:span><text:span text:style-name="T27_18">and</text:span><text:span text:style-name="T27_19"><text:s/></text:span><text:span text:style-name="T27_20">turned</text:span><text:span text:style-name="T27_21"><text:s/></text:span><text:span text:style-name="T27_22">on</text:span><text:span text:style-name="T27_23"><text:s/></text:span><text:span text:style-name="T27_24">it</text:span><text:span text:style-name="T27_25"><text:s/></text:span><text:span text:style-name="T27_26">will</text:span><text:span text:style-name="T27_27"><text:s/></text:span><text:span text:style-name="T27_28">be</text:span><text:span text:style-name="T27_29"><text:s/></text:span><text:span text:style-name="T27_30">a</text:span><text:span text:style-name="T27_31"><text:s/></text:span><text:span text:style-name="T27_32">red</text:span><text:span text:style-name="T27_33"><text:s/></text:span><text:span text:style-name="T27_34">colour</text:span><text:span text:style-name="T27_35">.<text:s/></text:span><text:span text:style-name="T27_36">When</text:span><text:span text:style-name="T27_37"><text:s/></text:span><text:span text:style-name="T27_38">it</text:span><text:span text:style-name="T27_39"><text:s/></text:span><text:span text:style-name="T27_40">is</text:span><text:span text:style-name="T27_41"><text:s/></text:span><text:span text:style-name="T27_42">off</text:span><text:span text:style-name="T27_43"><text:s/></text:span><text:span text:style-name="T27_44">it</text:span><text:span text:style-name="T27_45"><text:s/></text:span><text:span text:style-name="T27_46">will</text:span><text:span text:style-name="T27_47"><text:s/></text:span><text:span text:style-name="T27_48">be</text:span><text:span text:style-name="T27_49"><text:s/></text:span><text:span text:style-name="T27_50">a</text:span><text:span text:style-name="T27_51"><text:s/></text:span><text:span text:style-name="T27_52">more</text:span><text:span text:style-name="T27_53"><text:s/></text:span><text:span text:style-name="T27_54">neutral</text:span><text:span text:style-name="T27_55"><text:s/></text:span><text:span text:style-name="T27_56">colour</text:span><text:span text:style-name="T27_57">.<text:s/></text:span><text:span text:style-name="T27_58">When</text:span><text:span text:style-name="T27_59"><text:s/></text:span><text:span text:style-name="T27_60">the</text:span><text:span text:style-name="T27_61"><text:s/></text:span><text:span text:style-name="T27_62">record</text:span><text:span text:style-name="T27_63"><text:s/></text:span><text:span text:style-name="T27_64">enable</text:span><text:span text:style-name="T27_65"><text:s/></text:span><text:span text:style-name="T27_66">button</text:span><text:span text:style-name="T27_67"><text:s/></text:span><text:span text:style-name="T27_68">is</text:span><text:span text:style-name="T27_69"><text:s/></text:span><text:span text:style-name="T27_70">on</text:span><text:span text:style-name="T27_71"><text:s/></text:span><text:span text:style-name="T27_72">you</text:span><text:span text:style-name="T27_73"><text:s/></text:span><text:span text:style-name="T27_74">can</text:span><text:span text:style-name="T27_75"><text:s/></text:span><text:span text:style-name="T27_76">tap</text:span><text:span text:style-name="T27_77"><text:s/></text:span><text:span text:style-name="T27_78">on</text:span><text:span text:style-name="T27_79"><text:s/></text:span><text:span text:style-name="T27_80">a</text:span><text:span text:style-name="T27_81"><text:s/></text:span><text:span text:style-name="T27_82">track</text:span><text:span text:style-name="T27_83"><text:s/></text:span><text:span text:style-name="T27_84">to</text:span><text:span text:style-name="T27_85"><text:s/></text:span><text:span text:style-name="T27_86">record</text:span><text:span text:style-name="T27_87"><text:s/></text:span><text:span text:style-name="T27_88">a</text:span><text:span text:style-name="T27_89"><text:s/></text:span><text:span text:style-name="T27_90">loop</text:span><text:span text:style-name="T27_91"><text:s/></text:span><text:span text:style-name="T27_92">onto</text:span><text:span text:style-name="T27_93"><text:s/></text:span><text:span text:style-name="T27_94">it</text:span><text:span text:style-name="T27_95">.<text:s/></text:span></text:p>
      <text:p text:style-name="P28"><text:span text:style-name="T28_1">Track</text:span><text:span text:style-name="T28_2"><text:s/>1:<text:s/></text:span><text:span text:style-name="T28_3">When</text:span><text:span text:style-name="T28_4"><text:s/></text:span><text:span text:style-name="T28_5">recording</text:span><text:span text:style-name="T28_6"><text:s/></text:span><text:span text:style-name="T28_7">onto</text:span><text:span text:style-name="T28_8"><text:s/></text:span><text:span text:style-name="T28_9">track</text:span><text:span text:style-name="T28_10"><text:s/></text:span><text:span text:style-name="T28_11">one</text:span><text:span text:style-name="T28_12">,<text:s/></text:span><text:span text:style-name="T28_13">the</text:span><text:span text:style-name="T28_14"><text:s/></text:span><text:span text:style-name="T28_15">recording</text:span><text:span text:style-name="T28_16"><text:s/></text:span><text:span text:style-name="T28_17">will</text:span><text:span text:style-name="T28_18"><text:s/></text:span><text:span text:style-name="T28_19">begin</text:span><text:span text:style-name="T28_20"><text:s/></text:span><text:span text:style-name="T28_21">and</text:span><text:span text:style-name="T28_22"><text:s/></text:span><text:span text:style-name="T28_23">end</text:span><text:span text:style-name="T28_24"><text:s/></text:span><text:span text:style-name="T28_25">exactly</text:span><text:span text:style-name="T28_26"><text:s/></text:span><text:span text:style-name="T28_27">when</text:span><text:span text:style-name="T28_28"><text:s/></text:span><text:span text:style-name="T28_29">you</text:span><text:span text:style-name="T28_30"><text:s/></text:span><text:span text:style-name="T28_31">tap</text:span><text:span text:style-name="T28_32"><text:s/></text:span><text:span text:style-name="T28_33">the</text:span><text:span text:style-name="T28_34"><text:s/></text:span><text:span text:style-name="T28_35">first</text:span><text:span text:style-name="T28_36"><text:s/></text:span><text:span text:style-name="T28_37">and</text:span><text:span text:style-name="T28_38"><text:s/></text:span><text:span text:style-name="T28_39">second</text:span><text:span text:style-name="T28_40"><text:s/></text:span><text:span text:style-name="T28_41">times</text:span><text:span text:style-name="T28_42"><text:s/></text:span><text:span text:style-name="T28_43">on</text:span><text:span text:style-name="T28_44"><text:s/></text:span><text:span text:style-name="T28_45">Track</text:span><text:span text:style-name="T28_46"><text:s/>1.<text:s/></text:span><text:span text:style-name="T28_47">Your</text:span><text:span text:style-name="T28_48"><text:s/></text:span><text:span text:style-name="T28_49">first</text:span><text:span text:style-name="T28_50"><text:s/></text:span><text:span text:style-name="T28_51">tap</text:span><text:span text:style-name="T28_52"><text:s/>(</text:span><text:span text:style-name="T28_53">start</text:span><text:span text:style-name="T28_54"><text:s/></text:span><text:span text:style-name="T28_55">recording</text:span><text:span text:style-name="T28_56">)<text:s/></text:span><text:span text:style-name="T28_57">and</text:span><text:span text:style-name="T28_58"><text:s/></text:span><text:span text:style-name="T28_59">your</text:span><text:span text:style-name="T28_60"><text:s/></text:span><text:span text:style-name="T28_61">second</text:span><text:span text:style-name="T28_62"><text:s/></text:span><text:span text:style-name="T28_63">tap</text:span><text:span text:style-name="T28_64"><text:s/>(</text:span><text:span text:style-name="T28_65">stop</text:span><text:span text:style-name="T28_66"><text:s/></text:span><text:span text:style-name="T28_67">recording</text:span><text:span text:style-name="T28_68">)<text:s/></text:span><text:span text:style-name="T28_69">will</text:span><text:span text:style-name="T28_70"><text:s/></text:span><text:span text:style-name="T28_71">determine</text:span><text:span text:style-name="T28_72"><text:s/></text:span><text:span text:style-name="T28_73">the</text:span><text:span text:style-name="T28_74"><text:s/></text:span><text:span text:style-name="T28_75">length</text:span><text:span text:style-name="T28_76"><text:s/></text:span><text:span text:style-name="T28_77">of</text:span><text:span text:style-name="T28_78"><text:s/></text:span><text:span text:style-name="T28_79">the</text:span><text:span text:style-name="T28_80"><text:s/></text:span><text:span text:style-name="T28_81">loop</text:span><text:span text:style-name="T28_82">.<text:s/></text:span><text:span text:style-name="T28_83">The</text:span><text:span text:style-name="T28_84"><text:s/></text:span><text:span text:style-name="T28_85">length</text:span><text:span text:style-name="T28_86"><text:s/></text:span><text:span text:style-name="T28_87">of</text:span><text:span text:style-name="T28_88"><text:s/></text:span><text:span text:style-name="T28_89">all</text:span><text:span text:style-name="T28_90"><text:s/></text:span><text:span text:style-name="T28_91">subsequent</text:span><text:span text:style-name="T28_92"><text:s/></text:span><text:span text:style-name="T28_93">loops</text:span><text:span text:style-name="T28_94"><text:s/></text:span><text:span text:style-name="T28_95">on</text:span><text:span text:style-name="T28_96"><text:s/></text:span><text:span text:style-name="T28_97">tracks</text:span><text:span text:style-name="T28_98"><text:s/>2-8<text:s/>(</text:span><text:span text:style-name="T28_99">or</text:span><text:span text:style-name="T28_100"><text:s/></text:span><text:span text:style-name="T28_101">how</text:span><text:span text:style-name="T28_102"><text:s/></text:span><text:span text:style-name="T28_103">ever</text:span><text:span text:style-name="T28_104"><text:s/></text:span><text:span text:style-name="T28_105">many</text:span><text:span text:style-name="T28_106"><text:s/></text:span><text:span text:style-name="T28_107">tracks</text:span><text:span text:style-name="T28_108"><text:s/></text:span><text:span text:style-name="T28_109">you</text:span><text:span text:style-name="T28_110"><text:s/></text:span><text:span text:style-name="T28_111">have</text:span><text:span text:style-name="T28_112"><text:s/></text:span><text:span text:style-name="T28_113">chosen</text:span><text:span text:style-name="T28_114"><text:s/></text:span><text:span text:style-name="T28_115">to</text:span><text:span text:style-name="T28_116"><text:s/></text:span><text:span text:style-name="T28_117">have</text:span><text:span text:style-name="T28_118">)<text:s/></text:span><text:span text:style-name="T28_119">will</text:span><text:span text:style-name="T28_120"><text:s/></text:span><text:span text:style-name="T28_121">be</text:span><text:span text:style-name="T28_122"><text:s/></text:span><text:span text:style-name="T28_123">multiples</text:span><text:span text:style-name="T28_124"><text:s/></text:span><text:span text:style-name="T28_125">of</text:span><text:span text:style-name="T28_126"><text:s/></text:span><text:span text:style-name="T28_127">the</text:span><text:span text:style-name="T28_128"><text:s/></text:span><text:span text:style-name="T28_129">length</text:span><text:span text:style-name="T28_130"><text:s/></text:span><text:span text:style-name="T28_131">of</text:span><text:span text:style-name="T28_132"><text:s/></text:span><text:span text:style-name="T28_133">the</text:span><text:span text:style-name="T28_134"><text:s/></text:span><text:span text:style-name="T28_135">track</text:span><text:span text:style-name="T28_136"><text:s/>1<text:s/></text:span><text:span text:style-name="T28_137">loop</text:span><text:span text:style-name="T28_138">.</text:span></text:p>
      <text:p text:style-name="P29"><text:span text:style-name="T29_1">Recording</text:span><text:span text:style-name="T29_2"><text:s/></text:span><text:span text:style-name="T29_3">on</text:span><text:span text:style-name="T29_4"><text:s/></text:span><text:span text:style-name="T29_5">tracks</text:span><text:span text:style-name="T29_6"><text:s/>2<text:s/>-<text:s/>8:<text:s/></text:span><text:span text:style-name="T29_7">When</text:span><text:span text:style-name="T29_8"><text:s/></text:span><text:span text:style-name="T29_9">you</text:span><text:span text:style-name="T29_10"><text:s/></text:span><text:span text:style-name="T29_11">tap</text:span><text:span text:style-name="T29_12"><text:s/></text:span><text:span text:style-name="T29_13">on</text:span><text:span text:style-name="T29_14"><text:s/></text:span><text:span text:style-name="T29_15">the</text:span><text:span text:style-name="T29_16"><text:s/></text:span><text:span text:style-name="T29_17">relevant</text:span><text:span text:style-name="T29_18"><text:s/></text:span><text:span text:style-name="T29_19">track</text:span><text:span text:style-name="T29_20"><text:s/></text:span><text:span text:style-name="T29_21">the</text:span><text:span text:style-name="T29_22"><text:s/></text:span><text:span text:style-name="T29_23">recording</text:span><text:span text:style-name="T29_24"><text:s/></text:span><text:span text:style-name="T29_25">will</text:span><text:span text:style-name="T29_26"><text:s/></text:span><text:span text:style-name="T29_27">begin</text:span><text:span text:style-name="T29_28"><text:s/></text:span><text:span text:style-name="T29_29">the</text:span><text:span text:style-name="T29_30"><text:s/></text:span><text:span text:style-name="T29_31">next</text:span><text:span text:style-name="T29_32"><text:s/></text:span><text:span text:style-name="T29_33">time</text:span><text:span text:style-name="T29_34"><text:s/></text:span><text:span text:style-name="T29_35">the</text:span><text:span text:style-name="T29_36"><text:s/></text:span><text:span text:style-name="T29_37">track</text:span><text:span text:style-name="T29_38"><text:s/>1<text:s/></text:span><text:span text:style-name="T29_39">loop</text:span><text:span text:style-name="T29_40"><text:s/></text:span><text:span text:style-name="T29_41">gets</text:span><text:span text:style-name="T29_42"><text:s/></text:span><text:span text:style-name="T29_43">to</text:span><text:span text:style-name="T29_44"><text:s/></text:span><text:span text:style-name="T29_45">the</text:span><text:span text:style-name="T29_46"><text:s/></text:span><text:span text:style-name="T29_47">top</text:span><text:span text:style-name="T29_48">.<text:s/></text:span><text:span text:style-name="T29_49">When</text:span><text:span text:style-name="T29_50"><text:s/></text:span><text:span text:style-name="T29_51">you</text:span><text:span text:style-name="T29_52"><text:s/></text:span><text:span text:style-name="T29_53">tap</text:span><text:span text:style-name="T29_54"><text:s/></text:span><text:span text:style-name="T29_55">on</text:span><text:span text:style-name="T29_56"><text:s/></text:span><text:span text:style-name="T29_57">the</text:span><text:span text:style-name="T29_58"><text:s/></text:span><text:span text:style-name="T29_59">relevant</text:span><text:span text:style-name="T29_60"><text:s/></text:span><text:span text:style-name="T29_61">track</text:span><text:span text:style-name="T29_62"><text:s/></text:span><text:span text:style-name="T29_63">again</text:span><text:span text:style-name="T29_64"><text:s/>(</text:span><text:span text:style-name="T29_65">to</text:span><text:span text:style-name="T29_66"><text:s/></text:span><text:span text:style-name="T29_67">stop</text:span><text:span text:style-name="T29_68"><text:s/></text:span><text:span text:style-name="T29_69">recording</text:span><text:span text:style-name="T29_70">),<text:s/></text:span><text:span text:style-name="T29_71">the</text:span><text:span text:style-name="T29_72"><text:s/></text:span><text:span text:style-name="T29_73">recording</text:span><text:span text:style-name="T29_74"><text:s/></text:span><text:span text:style-name="T29_75">will</text:span><text:span text:style-name="T29_76"><text:s/></text:span><text:span text:style-name="T29_77">stop</text:span><text:span text:style-name="T29_78"><text:s/></text:span><text:span text:style-name="T29_79">the</text:span><text:span text:style-name="T29_80"><text:s/></text:span><text:span text:style-name="T29_81">next</text:span><text:span text:style-name="T29_82"><text:s/></text:span><text:span text:style-name="T29_83">time</text:span><text:span text:style-name="T29_84"><text:s/></text:span><text:span text:style-name="T29_85">the</text:span><text:span text:style-name="T29_86"><text:s/></text:span><text:span text:style-name="T29_87">track</text:span><text:span text:style-name="T29_88"><text:s/>1<text:s/></text:span><text:span text:style-name="T29_89">loop</text:span><text:span text:style-name="T29_90"><text:s/></text:span><text:span text:style-name="T29_91">gets</text:span><text:span text:style-name="T29_92"><text:s/></text:span><text:span text:style-name="T29_93">to</text:span><text:span text:style-name="T29_94"><text:s/></text:span><text:span text:style-name="T29_95">the</text:span><text:span text:style-name="T29_96"><text:s/></text:span><text:span text:style-name="T29_97">top</text:span><text:span text:style-name="T29_98">.</text:span></text:p>
      <text:p text:style-name="P30"/>
      <text:p text:style-name="P31"><text:span text:style-name="T31_1">When</text:span><text:span text:style-name="T31_2"><text:s/></text:span><text:span text:style-name="T31_3">the</text:span><text:span text:style-name="T31_4"><text:s/></text:span><text:span text:style-name="T31_5">Record</text:span><text:span text:style-name="T31_6"><text:s/></text:span><text:span text:style-name="T31_7">Enable</text:span><text:span text:style-name="T31_8"><text:s/></text:span><text:span text:style-name="T31_9">button</text:span><text:span text:style-name="T31_10"><text:s/></text:span><text:span text:style-name="T31_11">is</text:span><text:span text:style-name="T31_12"><text:s/></text:span><text:span text:style-name="T31_13">off</text:span><text:span text:style-name="T31_14">,<text:s/></text:span><text:span text:style-name="T31_15">when</text:span><text:span text:style-name="T31_16"><text:s/></text:span><text:span text:style-name="T31_17">you</text:span><text:span text:style-name="T31_18"><text:s/></text:span><text:span text:style-name="T31_19">tap</text:span><text:span text:style-name="T31_20"><text:s/></text:span><text:span text:style-name="T31_21">on</text:span><text:span text:style-name="T31_22"><text:s/></text:span><text:span text:style-name="T31_23">a</text:span><text:span text:style-name="T31_24"><text:s/></text:span><text:span text:style-name="T31_25">track</text:span><text:span text:style-name="T31_26"><text:s/></text:span><text:span text:style-name="T31_27">down</text:span><text:span text:style-name="T31_28"><text:s/></text:span><text:span text:style-name="T31_29">the</text:span><text:span text:style-name="T31_30"><text:s/></text:span><text:span text:style-name="T31_31">bottom</text:span><text:span text:style-name="T31_32">,<text:s/></text:span><text:span text:style-name="T31_33">it</text:span><text:span text:style-name="T31_34"><text:s/></text:span><text:span text:style-name="T31_35">will</text:span><text:span text:style-name="T31_36"><text:s/></text:span><text:span text:style-name="T31_37">either</text:span><text:span text:style-name="T31_38"><text:s/></text:span><text:span text:style-name="T31_39">mute</text:span><text:span text:style-name="T31_40"><text:s/></text:span><text:span text:style-name="T31_41">or</text:span><text:span text:style-name="T31_42"><text:s/></text:span><text:span text:style-name="T31_43">unmute</text:span><text:span text:style-name="T31_44">,<text:s/></text:span><text:span text:style-name="T31_45">depending</text:span><text:span text:style-name="T31_46"><text:s/></text:span><text:span text:style-name="T31_47">on</text:span><text:span text:style-name="T31_48"><text:s/></text:span><text:span text:style-name="T31_49">what</text:span><text:span text:style-name="T31_50"><text:s/></text:span><text:span text:style-name="T31_51">state</text:span><text:span text:style-name="T31_52"><text:s/></text:span><text:span text:style-name="T31_53">it</text:span><text:span text:style-name="T31_54"><text:s/></text:span><text:span text:style-name="T31_55">was</text:span><text:span text:style-name="T31_56"><text:s/></text:span><text:span text:style-name="T31_57">in</text:span><text:span text:style-name="T31_58"><text:s/></text:span><text:span text:style-name="T31_59">before</text:span><text:span text:style-name="T31_60"><text:s/></text:span><text:span text:style-name="T31_61">you</text:span><text:span text:style-name="T31_62"><text:s/></text:span><text:span text:style-name="T31_63">tapped</text:span><text:span text:style-name="T31_64"><text:s/></text:span><text:span text:style-name="T31_65">it</text:span><text:span text:style-name="T31_66">.</text:span></text:p>
      <text:p text:style-name="P32"/>
      <text:p text:style-name="P33"><text:span text:style-name="T33_1">The</text:span><text:span text:style-name="T33_2"><text:s/></text:span><text:span text:style-name="T33_3">pause</text:span><text:span text:style-name="T33_4"><text:s/></text:span><text:span text:style-name="T33_5">button</text:span><text:span text:style-name="T33_6">:<text:s/></text:span><text:span text:style-name="T33_7">tapping</text:span><text:span text:style-name="T33_8"><text:s/></text:span><text:span text:style-name="T33_9">this</text:span><text:span text:style-name="T33_10"><text:s/></text:span><text:span text:style-name="T33_11">will</text:span><text:span text:style-name="T33_12"><text:s/></text:span><text:span text:style-name="T33_13">pause</text:span><text:span text:style-name="T33_14"><text:s/></text:span><text:span text:style-name="T33_15">all</text:span><text:span text:style-name="T33_16"><text:s/></text:span><text:span text:style-name="T33_17">the</text:span><text:span text:style-name="T33_18"><text:s/></text:span><text:span text:style-name="T33_19">loops</text:span><text:span text:style-name="T33_20"><text:s/></text:span><text:span text:style-name="T33_21">playing</text:span><text:span text:style-name="T33_22">.<text:s/></text:span><text:span text:style-name="T33_23">I</text:span><text:span text:style-name="T33_24"><text:s/></text:span><text:span text:style-name="T33_25">guess</text:span><text:span text:style-name="T33_26"><text:s/></text:span><text:span text:style-name="T33_27">when</text:span><text:span text:style-name="T33_28"><text:s/></text:span><text:span text:style-name="T33_29">they</text:span><text:span text:style-name="T33_30"><text:s/></text:span><text:span text:style-name="T33_31">are</text:span><text:span text:style-name="T33_32"><text:s/></text:span><text:span text:style-name="T33_33">paused</text:span><text:span text:style-name="T33_34"><text:s/></text:span><text:span text:style-name="T33_35">it</text:span><text:span text:style-name="T33_36"><text:s/></text:span><text:span text:style-name="T33_37">should</text:span><text:span text:style-name="T33_38"><text:s/></text:span><text:span text:style-name="T33_39">turn</text:span><text:span text:style-name="T33_40"><text:s/></text:span><text:span text:style-name="T33_41">into</text:span><text:span text:style-name="T33_42"><text:s/></text:span><text:span text:style-name="T33_43">a</text:span><text:span text:style-name="T33_44"><text:s/></text:span><text:span text:style-name="T33_45">play</text:span><text:span text:style-name="T33_46"><text:s/></text:span><text:span text:style-name="T33_47">button</text:span><text:span text:style-name="T33_48"><text:s/></text:span><text:span text:style-name="T33_49">or</text:span><text:span text:style-name="T33_50"><text:s/></text:span><text:span text:style-name="T33_51">something</text:span><text:span text:style-name="T33_52">.<text:s/></text:span><text:span text:style-name="T33_53">There</text:span><text:span text:style-name="T33_54"><text:s/></text:span><text:span text:style-name="T33_55">should</text:span><text:span text:style-name="T33_56"><text:s/></text:span><text:span text:style-name="T33_57">probably</text:span><text:span text:style-name="T33_58"><text:s/></text:span><text:span text:style-name="T33_59">be</text:span><text:span text:style-name="T33_60"><text:s/></text:span><text:span text:style-name="T33_61">a</text:span><text:span text:style-name="T33_62"><text:s/></text:span><text:span text:style-name="T33_63">way</text:span><text:span text:style-name="T33_64"><text:s/></text:span><text:span text:style-name="T33_65">of</text:span><text:span text:style-name="T33_66"><text:s/></text:span><text:span text:style-name="T33_67">doing</text:span><text:span text:style-name="T33_68"><text:s/></text:span><text:span text:style-name="T33_69">three</text:span><text:span text:style-name="T33_70"><text:s/></text:span><text:span text:style-name="T33_71">things</text:span><text:span text:style-name="T33_72"><text:s/>-</text:span></text:p>
      <text:list text:style-name="LS3" xml:id="list7">
        <text:list-item>
          <text:p text:style-name="P34"><text:span text:style-name="T34_1">To</text:span><text:span text:style-name="T34_2"><text:s/></text:span><text:span text:style-name="T34_3">pause</text:span><text:span text:style-name="T34_4"><text:s/></text:span><text:span text:style-name="T34_5">all</text:span><text:span text:style-name="T34_6"><text:s/></text:span><text:span text:style-name="T34_7">the</text:span><text:span text:style-name="T34_8"><text:s/></text:span><text:span text:style-name="T34_9">loops</text:span><text:span text:style-name="T34_10"><text:s/></text:span><text:span text:style-name="T34_11">so</text:span><text:span text:style-name="T34_12"><text:s/></text:span><text:span text:style-name="T34_13">they</text:span><text:span text:style-name="T34_14"><text:s/></text:span><text:span text:style-name="T34_15">stay</text:span><text:span text:style-name="T34_16"><text:s/></text:span><text:span text:style-name="T34_17">at</text:span><text:span text:style-name="T34_18"><text:s/></text:span><text:span text:style-name="T34_19">the</text:span><text:span text:style-name="T34_20"><text:s/></text:span><text:span text:style-name="T34_21">same</text:span><text:span text:style-name="T34_22"><text:s/></text:span><text:span text:style-name="T34_23">place</text:span><text:span text:style-name="T34_24"><text:s/></text:span><text:span text:style-name="T34_25">until</text:span><text:span text:style-name="T34_26"><text:s/></text:span><text:span text:style-name="T34_27">you</text:span><text:span text:style-name="T34_28"><text:s/></text:span><text:span text:style-name="T34_29">press</text:span><text:span text:style-name="T34_30"><text:s/></text:span><text:span text:style-name="T34_31">play</text:span><text:span text:style-name="T34_32"><text:s/></text:span><text:span text:style-name="T34_33">again</text:span></text:p>
        </text:list-item>
        <text:list-item>
          <text:p text:style-name="P35"><text:span text:style-name="T35_1">To</text:span><text:span text:style-name="T35_2"><text:s/></text:span><text:span text:style-name="T35_3">mute</text:span><text:span text:style-name="T35_4"><text:s/></text:span><text:span text:style-name="T35_5">all</text:span><text:span text:style-name="T35_6"><text:s/></text:span><text:span text:style-name="T35_7">the</text:span><text:span text:style-name="T35_8"><text:s/></text:span><text:span text:style-name="T35_9">loops</text:span><text:span text:style-name="T35_10">,<text:s/></text:span><text:span text:style-name="T35_11">but</text:span><text:span text:style-name="T35_12"><text:s/></text:span><text:span text:style-name="T35_13">they</text:span><text:span text:style-name="T35_14"><text:s/></text:span><text:span text:style-name="T35_15">continue</text:span><text:span text:style-name="T35_16"><text:s/></text:span><text:span text:style-name="T35_17">playing</text:span><text:span text:style-name="T35_18"><text:s/></text:span><text:span text:style-name="T35_19">and</text:span><text:span text:style-name="T35_20"><text:s/></text:span><text:span text:style-name="T35_21">the</text:span><text:span text:style-name="T35_22"><text:s/></text:span><text:span text:style-name="T35_23">circles</text:span><text:span text:style-name="T35_24"><text:s/></text:span><text:span text:style-name="T35_25">filling</text:span><text:span text:style-name="T35_26"><text:s/></text:span><text:span text:style-name="T35_27">etc</text:span><text:span text:style-name="T35_28">.</text:span></text:p>
        </text:list-item>
        <text:list-item>
          <text:p text:style-name="P36"><text:span text:style-name="T36_1">To</text:span><text:span text:style-name="T36_2"><text:s/></text:span><text:span text:style-name="T36_3">pause</text:span><text:span text:style-name="T36_4"><text:s/></text:span><text:span text:style-name="T36_5">all</text:span><text:span text:style-name="T36_6"><text:s/></text:span><text:span text:style-name="T36_7">the</text:span><text:span text:style-name="T36_8"><text:s/></text:span><text:span text:style-name="T36_9">loops</text:span><text:span text:style-name="T36_10">,<text:s/></text:span><text:span text:style-name="T36_11">but</text:span><text:span text:style-name="T36_12"><text:s/></text:span><text:span text:style-name="T36_13">when</text:span><text:span text:style-name="T36_14"><text:s/></text:span><text:span text:style-name="T36_15">you</text:span><text:span text:style-name="T36_16"><text:s/></text:span><text:span text:style-name="T36_17">press</text:span><text:span text:style-name="T36_18"><text:s/></text:span><text:span text:style-name="T36_19">play</text:span><text:span text:style-name="T36_20"><text:s/></text:span><text:span text:style-name="T36_21">again</text:span><text:span text:style-name="T36_22"><text:s/></text:span><text:span text:style-name="T36_23">they</text:span><text:span text:style-name="T36_24"><text:s/></text:span><text:span text:style-name="T36_25">start</text:span><text:span text:style-name="T36_26"><text:s/></text:span><text:span text:style-name="T36_27">from</text:span><text:span text:style-name="T36_28"><text:s/></text:span><text:span text:style-name="T36_29">the</text:span><text:span text:style-name="T36_30"><text:s/></text:span><text:span text:style-name="T36_31">top</text:span><text:span text:style-name="T36_32"><text:s/></text:span><text:span text:style-name="T36_33">of</text:span><text:span text:style-name="T36_34"><text:s/></text:span><text:span text:style-name="T36_35">the</text:span><text:span text:style-name="T36_36"><text:s/></text:span><text:span text:style-name="T36_37">longest</text:span><text:span text:style-name="T36_38"><text:s/></text:span><text:span text:style-name="T36_39">loop</text:span><text:span text:style-name="T36_40">??</text:span></text:p>
        </text:list-item>
      </text:list>
      <text:p text:style-name="P37"><text:span text:style-name="T37_1"><text:s/></text:span><text:span text:style-name="T37_2">not</text:span><text:span text:style-name="T37_3"><text:s/></text:span><text:span text:style-name="T37_4">sure</text:span><text:span text:style-name="T37_5"><text:s/></text:span><text:span text:style-name="T37_6">how</text:span><text:span text:style-name="T37_7"><text:s/></text:span><text:span text:style-name="T37_8">to</text:span><text:span text:style-name="T37_9"><text:s/></text:span><text:span text:style-name="T37_10">arrange</text:span><text:span text:style-name="T37_11"><text:s/></text:span><text:span text:style-name="T37_12">this</text:span><text:span text:style-name="T37_13"><text:s/></text:span><text:span text:style-name="T37_14">best</text:span><text:span text:style-name="T37_15">……</text:span></text:p>
      <text:p text:style-name="P38"/>
      <text:p text:style-name="P39"><text:span text:style-name="T39_1">There</text:span><text:span text:style-name="T39_2"><text:s/></text:span><text:span text:style-name="T39_3">should</text:span><text:span text:style-name="T39_4"><text:s/></text:span><text:span text:style-name="T39_5">also</text:span><text:span text:style-name="T39_6"><text:s/></text:span><text:span text:style-name="T39_7">be</text:span><text:span text:style-name="T39_8"><text:s/></text:span><text:span text:style-name="T39_9">an</text:span><text:span text:style-name="T39_10"><text:s/></text:span><text:span text:style-name="T39_11">undo</text:span><text:span text:style-name="T39_12"><text:s/></text:span><text:span text:style-name="T39_13">button</text:span><text:span text:style-name="T39_14"><text:s/></text:span><text:span text:style-name="T39_15">somewhere</text:span><text:span text:style-name="T39_16">.<text:s/></text:span><text:span text:style-name="T39_17">And</text:span><text:span text:style-name="T39_18"><text:s/></text:span><text:span text:style-name="T39_19">maybe</text:span><text:span text:style-name="T39_20"><text:s/></text:span><text:span text:style-name="T39_21">redo</text:span><text:span text:style-name="T39_22">?</text:span></text:p>
      <text:p text:style-name="P40"/>
      <text:p text:style-name="P41"><text:span text:style-name="T41_1">The</text:span><text:span text:style-name="T41_2"><text:s/></text:span><text:span text:style-name="T41_3">sliders</text:span><text:span text:style-name="T41_4"><text:s/></text:span><text:span text:style-name="T41_5">above</text:span><text:span text:style-name="T41_6"><text:s/></text:span><text:span text:style-name="T41_7">the</text:span><text:span text:style-name="T41_8"><text:s/></text:span><text:span text:style-name="T41_9">tracks</text:span><text:span text:style-name="T41_10"><text:s/></text:span><text:span text:style-name="T41_11">you</text:span><text:span text:style-name="T41_12"><text:s/></text:span><text:span text:style-name="T41_13">can</text:span><text:span text:style-name="T41_14"><text:s/></text:span><text:span text:style-name="T41_15">slide</text:span><text:span text:style-name="T41_16"><text:s/></text:span><text:span text:style-name="T41_17">up</text:span><text:span text:style-name="T41_18"><text:s/></text:span><text:span text:style-name="T41_19">and</text:span><text:span text:style-name="T41_20"><text:s/></text:span><text:span text:style-name="T41_21">down</text:span><text:span text:style-name="T41_22"><text:s/></text:span><text:span text:style-name="T41_23">at</text:span><text:span text:style-name="T41_24"><text:s/></text:span><text:span text:style-name="T41_25">anytime</text:span><text:span text:style-name="T41_26"><text:s/></text:span><text:span text:style-name="T41_27">to</text:span><text:span text:style-name="T41_28"><text:s/></text:span><text:span text:style-name="T41_29">change</text:span><text:span text:style-name="T41_30"><text:s/></text:span><text:span text:style-name="T41_31">the</text:span><text:span text:style-name="T41_32"><text:s/></text:span><text:span text:style-name="T41_33">volume</text:span><text:span text:style-name="T41_34"><text:s/></text:span><text:span text:style-name="T41_35">of</text:span><text:span text:style-name="T41_36"><text:s/></text:span><text:span text:style-name="T41_37">that</text:span><text:span text:style-name="T41_38"><text:s/></text:span><text:span text:style-name="T41_39">track</text:span><text:span text:style-name="T41_40"><text:s/>(</text:span><text:span text:style-name="T41_41">or</text:span><text:span text:style-name="T41_42"><text:s/></text:span><text:span text:style-name="T41_43">whatever</text:span><text:span text:style-name="T41_44"><text:s/></text:span><text:span text:style-name="T41_45">parameter</text:span><text:span text:style-name="T41_46"><text:s/></text:span><text:span text:style-name="T41_47">you</text:span><text:span text:style-name="T41_48"><text:s/></text:span><text:span text:style-name="T41_49">have</text:span><text:span text:style-name="T41_50"><text:s/></text:span><text:span text:style-name="T41_51">chosen</text:span><text:span text:style-name="T41_52"><text:s/></text:span><text:span text:style-name="T41_53">in</text:span><text:span text:style-name="T41_54"><text:s/></text:span><text:span text:style-name="T41_55">edit</text:span><text:span text:style-name="T41_56"><text:s/></text:span><text:span text:style-name="T41_57">mode</text:span><text:span text:style-name="T41_58"><text:s/></text:span><text:span text:style-name="T41_59">that</text:span><text:span text:style-name="T41_60"><text:s/></text:span><text:span text:style-name="T41_61">the</text:span><text:span text:style-name="T41_62"><text:s/></text:span><text:span text:style-name="T41_63">slider</text:span><text:span text:style-name="T41_64"><text:s/></text:span><text:span text:style-name="T41_65">will</text:span><text:span text:style-name="T41_66"><text:s/></text:span><text:span text:style-name="T41_67">control</text:span><text:span text:style-name="T41_68">).</text:span></text:p>
      <text:p text:style-name="P42"/>
      <text:p text:style-name="P43"><text:span text:style-name="T43_1">Big</text:span><text:span text:style-name="T43_2"><text:s/></text:span><text:span text:style-name="T43_3">right</text:span><text:span text:style-name="T43_4"><text:s/></text:span><text:span text:style-name="T43_5">pointing</text:span><text:span text:style-name="T43_6"><text:s/></text:span><text:span text:style-name="T43_7">triangle</text:span><text:span text:style-name="T43_8">:<text:s/></text:span><text:span text:style-name="T43_9">tapping</text:span><text:span text:style-name="T43_10"><text:s/></text:span><text:span text:style-name="T43_11">once</text:span><text:span text:style-name="T43_12"><text:s/></text:span><text:span text:style-name="T43_13">will</text:span><text:span text:style-name="T43_14"><text:s/></text:span><text:span text:style-name="T43_15">take</text:span><text:span text:style-name="T43_16"><text:s/></text:span><text:span text:style-name="T43_17">you</text:span><text:span text:style-name="T43_18"><text:s/></text:span><text:span text:style-name="T43_19">to</text:span><text:span text:style-name="T43_20"><text:s/></text:span><text:span text:style-name="T43_21">the</text:span><text:span text:style-name="T43_22"><text:s/></text:span><text:span text:style-name="T43_23">next</text:span><text:span text:style-name="T43_24"><text:s/></text:span><text:span text:style-name="T43_25">part</text:span><text:span text:style-name="T43_26"><text:s/></text:span><text:span text:style-name="T43_27">of</text:span><text:span text:style-name="T43_28"><text:s/></text:span><text:span text:style-name="T43_29">the</text:span><text:span text:style-name="T43_30"><text:s/></text:span><text:span text:style-name="T43_31">song</text:span><text:span text:style-name="T43_32"><text:s/></text:span><text:span text:style-name="T43_33">according</text:span><text:span text:style-name="T43_34"><text:s/></text:span><text:span text:style-name="T43_35">to</text:span><text:span text:style-name="T43_36"><text:s/></text:span><text:span text:style-name="T43_37">the</text:span><text:span text:style-name="T43_38"><text:s/></text:span><text:span text:style-name="T43_39">little</text:span><text:span text:style-name="T43_40"><text:s/></text:span><text:span text:style-name="T43_41">boxes</text:span><text:span text:style-name="T43_42"><text:s/></text:span><text:span text:style-name="T43_43">above</text:span><text:span text:style-name="T43_44"><text:s/></text:span><text:span text:style-name="T43_45">the</text:span><text:span text:style-name="T43_46"><text:s/></text:span><text:span text:style-name="T43_47">triangle</text:span><text:span text:style-name="T43_48"><text:s/>(</text:span><text:span text:style-name="T43_49">eg</text:span><text:span text:style-name="T43_50">.<text:s/></text:span><text:span text:style-name="T43_51">from</text:span><text:span text:style-name="T43_52"><text:s/></text:span><text:span text:style-name="T43_53">PC</text:span><text:span text:style-name="T43_54"><text:s/></text:span><text:span text:style-name="T43_55">to</text:span><text:span text:style-name="T43_56"><text:s/></text:span><text:span text:style-name="T43_57">Ch</text:span><text:span text:style-name="T43_58">).<text:s/></text:span><text:span text:style-name="T43_59">I</text:span><text:span text:style-name="T43_60"><text:s/></text:span><text:span text:style-name="T43_61">think</text:span><text:span text:style-name="T43_62"><text:s/></text:span><text:span text:style-name="T43_63">that</text:span><text:span text:style-name="T43_64"><text:s/></text:span><text:span text:style-name="T43_65">it</text:span><text:span text:style-name="T43_66"><text:s/></text:span><text:span text:style-name="T43_67">should</text:span><text:span text:style-name="T43_68"><text:s/></text:span><text:span text:style-name="T43_69">happen</text:span><text:span text:style-name="T43_70"><text:s/></text:span><text:span text:style-name="T43_71">as</text:span><text:span text:style-name="T43_72"><text:s/></text:span><text:span text:style-name="T43_73">soon</text:span><text:span text:style-name="T43_74"><text:s/></text:span><text:span text:style-name="T43_75">as</text:span><text:span text:style-name="T43_76"><text:s/></text:span><text:span text:style-name="T43_77">you</text:span><text:span text:style-name="T43_78"><text:s/></text:span><text:span text:style-name="T43_79">tap</text:span><text:span text:style-name="T43_80"><text:s/></text:span><text:span text:style-name="T43_81">the</text:span><text:span text:style-name="T43_82"><text:s/></text:span><text:span text:style-name="T43_83">button</text:span><text:span text:style-name="T43_84"><text:s/></text:span><text:span text:style-name="T43_85">and</text:span><text:span text:style-name="T43_86"><text:s/></text:span><text:span text:style-name="T43_87">not</text:span><text:span text:style-name="T43_88"><text:s/></text:span><text:span text:style-name="T43_89">wait</text:span><text:span text:style-name="T43_90"><text:s/></text:span><text:span text:style-name="T43_91">until</text:span><text:span text:style-name="T43_92"><text:s/></text:span><text:span text:style-name="T43_93">the</text:span><text:span text:style-name="T43_94"><text:s/></text:span><text:span text:style-name="T43_95">top</text:span><text:span text:style-name="T43_96"><text:s/></text:span><text:span text:style-name="T43_97">of</text:span><text:span text:style-name="T43_98"><text:s/></text:span><text:span text:style-name="T43_99">loop</text:span><text:span text:style-name="T43_100"><text:s/>1<text:s/></text:span><text:span text:style-name="T43_101">to</text:span><text:span text:style-name="T43_102"><text:s/></text:span><text:span text:style-name="T43_103">change</text:span><text:span text:style-name="T43_104"><text:s/></text:span><text:span text:style-name="T43_105">as</text:span><text:span text:style-name="T43_106"><text:s/></text:span><text:span text:style-name="T43_107">some</text:span><text:span text:style-name="T43_108"><text:s/></text:span><text:span text:style-name="T43_109">lyric</text:span><text:span text:style-name="T43_110"><text:s/></text:span><text:span text:style-name="T43_111">phrases</text:span><text:span text:style-name="T43_112"><text:s/></text:span><text:span text:style-name="T43_113">will</text:span><text:span text:style-name="T43_114"><text:s/></text:span><text:span text:style-name="T43_115">start</text:span><text:span text:style-name="T43_116"><text:s/></text:span><text:span text:style-name="T43_117">before</text:span><text:span text:style-name="T43_118"><text:s/></text:span><text:span text:style-name="T43_119">the</text:span><text:span text:style-name="T43_120"><text:s/></text:span><text:span text:style-name="T43_121">top</text:span><text:span text:style-name="T43_122"><text:s/></text:span><text:span text:style-name="T43_123">of</text:span><text:span text:style-name="T43_124"><text:s/></text:span><text:span text:style-name="T43_125">the</text:span><text:span text:style-name="T43_126"><text:s/></text:span><text:span text:style-name="T43_127">loop</text:span><text:span text:style-name="T43_128"><text:s/></text:span><text:span text:style-name="T43_129">for</text:span><text:span text:style-name="T43_130"><text:s/></text:span><text:span text:style-name="T43_131">example</text:span><text:span text:style-name="T43_132">.</text:span></text:p>
      <text:p text:style-name="P44"/>
      <text:p text:style-name="P45"><text:span text:style-name="T45_1">At</text:span><text:span text:style-name="T45_2"><text:s/></text:span><text:span text:style-name="T45_3">the</text:span><text:span text:style-name="T45_4"><text:s/></text:span><text:span text:style-name="T45_5">moment</text:span><text:span text:style-name="T45_6"><text:s/></text:span><text:span text:style-name="T45_7">I</text:span><text:span text:style-name="T45_8"><text:s/></text:span><text:span text:style-name="T45_9">don</text:span><text:span text:style-name="T45_10">’</text:span><text:span text:style-name="T45_11">t</text:span><text:span text:style-name="T45_12"><text:s/></text:span><text:span text:style-name="T45_13">think</text:span><text:span text:style-name="T45_14"><text:s/></text:span><text:span text:style-name="T45_15">the</text:span><text:span text:style-name="T45_16"><text:s/></text:span><text:span text:style-name="T45_17">big</text:span><text:span text:style-name="T45_18"><text:s/></text:span><text:span text:style-name="T45_19">LEFT</text:span><text:span text:style-name="T45_20"><text:s/></text:span><text:span text:style-name="T45_21">pointing</text:span><text:span text:style-name="T45_22"><text:s/></text:span><text:span text:style-name="T45_23">triangle</text:span><text:span text:style-name="T45_24"><text:s/></text:span><text:span text:style-name="T45_25">is</text:span><text:span text:style-name="T45_26"><text:s/></text:span><text:span text:style-name="T45_27">necessary</text:span><text:span text:style-name="T45_28">.<text:s/></text:span><text:span text:style-name="T45_29">Maybe</text:span><text:span text:style-name="T45_30"><text:s/></text:span><text:span text:style-name="T45_31">this</text:span><text:span text:style-name="T45_32"><text:s/></text:span><text:span text:style-name="T45_33">could</text:span><text:span text:style-name="T45_34"><text:s/></text:span><text:span text:style-name="T45_35">be</text:span><text:span text:style-name="T45_36"><text:s/></text:span><text:span text:style-name="T45_37">removed</text:span><text:span text:style-name="T45_38"><text:s/></text:span><text:span text:style-name="T45_39">to</text:span><text:span text:style-name="T45_40"><text:s/></text:span><text:span text:style-name="T45_41">make</text:span><text:span text:style-name="T45_42"><text:s/></text:span><text:span text:style-name="T45_43">room</text:span><text:span text:style-name="T45_44"><text:s/></text:span><text:span text:style-name="T45_45">for</text:span><text:span text:style-name="T45_46"><text:s/></text:span><text:span text:style-name="T45_47">some</text:span><text:span text:style-name="T45_48"><text:s/></text:span><text:span text:style-name="T45_49">other</text:span><text:span text:style-name="T45_50"><text:s/></text:span><text:span text:style-name="T45_51">buttons</text:span><text:span text:style-name="T45_52">.</text:span></text:p>
      <text:p text:style-name="P46"/>
      <text:p text:style-name="P47"><text:span text:style-name="T47_1">Input</text:span><text:span text:style-name="T47_2"><text:s/></text:span><text:span text:style-name="T47_3">level</text:span><text:span text:style-name="T47_4"><text:s/></text:span><text:span text:style-name="T47_5">shows</text:span><text:span text:style-name="T47_6"><text:s/></text:span><text:span text:style-name="T47_7">level</text:span><text:span text:style-name="T47_8"><text:s/></text:span><text:span text:style-name="T47_9">of</text:span><text:span text:style-name="T47_10"><text:s/></text:span><text:span text:style-name="T47_11">audio</text:span><text:span text:style-name="T47_12"><text:s/></text:span><text:span text:style-name="T47_13">coming</text:span><text:span text:style-name="T47_14"><text:s/></text:span><text:span text:style-name="T47_15">in</text:span><text:span text:style-name="T47_16"><text:s/></text:span><text:span text:style-name="T47_17">from</text:span><text:span text:style-name="T47_18"><text:s/></text:span><text:span text:style-name="T47_19">microphone</text:span><text:span text:style-name="T47_20">/</text:span><text:span text:style-name="T47_21">instrument</text:span><text:span text:style-name="T47_22">/</text:span><text:span text:style-name="T47_23">audio</text:span><text:span text:style-name="T47_24"><text:s/></text:span><text:span text:style-name="T47_25">interface</text:span><text:span text:style-name="T47_26">.<text:s/></text:span><text:span text:style-name="T47_27">I</text:span><text:span text:style-name="T47_28"><text:s/></text:span><text:span text:style-name="T47_29">don</text:span><text:span text:style-name="T47_30">’</text:span><text:span text:style-name="T47_31">t</text:span><text:span text:style-name="T47_32"><text:s/></text:span><text:span text:style-name="T47_33">know</text:span><text:span text:style-name="T47_34"><text:s/></text:span><text:span text:style-name="T47_35">if</text:span><text:span text:style-name="T47_36"><text:s/></text:span><text:span text:style-name="T47_37">it</text:span><text:span text:style-name="T47_38"><text:s/></text:span><text:span text:style-name="T47_39">is</text:span><text:span text:style-name="T47_40"><text:s/></text:span><text:span text:style-name="T47_41">practical</text:span><text:span text:style-name="T47_42"><text:s/></text:span><text:span text:style-name="T47_43">to</text:span><text:span text:style-name="T47_44"><text:s/></text:span><text:span text:style-name="T47_45">have</text:span><text:span text:style-name="T47_46"><text:s/></text:span><text:span text:style-name="T47_47">this</text:span><text:span text:style-name="T47_48"><text:s/></text:span><text:span text:style-name="T47_49">going</text:span><text:span text:style-name="T47_50"><text:s/></text:span><text:span text:style-name="T47_51">all</text:span><text:span text:style-name="T47_52"><text:s/></text:span><text:span text:style-name="T47_53">through</text:span><text:span text:style-name="T47_54"><text:s/></text:span><text:span text:style-name="T47_55">the</text:span><text:span text:style-name="T47_56"><text:s/></text:span><text:span text:style-name="T47_57">song</text:span><text:span text:style-name="T47_58"><text:s/>-<text:s/></text:span><text:span text:style-name="T47_59">not</text:span><text:span text:style-name="T47_60"><text:s/></text:span><text:span text:style-name="T47_61">sure</text:span><text:span text:style-name="T47_62"><text:s/></text:span><text:span text:style-name="T47_63">how</text:span><text:span text:style-name="T47_64"><text:s/></text:span><text:span text:style-name="T47_65">much</text:span><text:span text:style-name="T47_66"><text:s/></text:span><text:span text:style-name="T47_67">processing</text:span><text:span text:style-name="T47_68"><text:s/></text:span><text:span text:style-name="T47_69">power</text:span><text:span text:style-name="T47_70"><text:s/></text:span><text:span text:style-name="T47_71">it</text:span><text:span text:style-name="T47_72"><text:s/></text:span><text:span text:style-name="T47_73">will</text:span><text:span text:style-name="T47_74"><text:s/></text:span><text:span text:style-name="T47_75">take</text:span><text:span text:style-name="T47_76"><text:s/></text:span><text:span text:style-name="T47_77">to</text:span><text:span text:style-name="T47_78"><text:s/></text:span><text:span text:style-name="T47_79">continuously</text:span><text:span text:style-name="T47_80"><text:s/></text:span><text:span text:style-name="T47_81">show</text:span><text:span text:style-name="T47_82"><text:s/></text:span><text:span text:style-name="T47_83">this</text:span><text:span text:style-name="T47_84">.<text:s/></text:span><text:span text:style-name="T47_85">If</text:span><text:span text:style-name="T47_86"><text:s/></text:span><text:span text:style-name="T47_87">it</text:span><text:span text:style-name="T47_88"><text:s/></text:span><text:span text:style-name="T47_89">will</text:span><text:span text:style-name="T47_90"><text:s/></text:span><text:span text:style-name="T47_91">make</text:span><text:span text:style-name="T47_92"><text:s/></text:span><text:span text:style-name="T47_93">other</text:span><text:span text:style-name="T47_94"><text:s/></text:span><text:span text:style-name="T47_95">things</text:span><text:span text:style-name="T47_96"><text:s/></text:span><text:span text:style-name="T47_97">lag</text:span><text:span text:style-name="T47_98"><text:s/></text:span><text:span text:style-name="T47_99">then</text:span><text:span text:style-name="T47_100"><text:s/></text:span><text:span text:style-name="T47_101">we</text:span><text:span text:style-name="T47_102"><text:s/></text:span><text:span text:style-name="T47_103">would</text:span><text:span text:style-name="T47_104"><text:s/></text:span><text:span text:style-name="T47_105">need</text:span><text:span text:style-name="T47_106"><text:s/></text:span><text:span text:style-name="T47_107">to</text:span><text:span text:style-name="T47_108"><text:s/></text:span><text:span text:style-name="T47_109">either</text:span><text:span text:style-name="T47_110"><text:s/></text:span><text:span text:style-name="T47_111">discard</text:span><text:span text:style-name="T47_112"><text:s/></text:span><text:span text:style-name="T47_113">this</text:span><text:span text:style-name="T47_114"><text:s/></text:span><text:span text:style-name="T47_115">or</text:span><text:span text:style-name="T47_116"><text:s/></text:span><text:span text:style-name="T47_117">show</text:span><text:span text:style-name="T47_118"><text:s/></text:span><text:span text:style-name="T47_119">it</text:span><text:span text:style-name="T47_120"><text:s/></text:span><text:span text:style-name="T47_121">another</text:span><text:span text:style-name="T47_122"><text:s/></text:span><text:span text:style-name="T47_123">way</text:span><text:span text:style-name="T47_124">.</text:span></text:p>
      <text:p text:style-name="P48"/>
      <text:p text:style-name="P49"><text:span text:style-name="T49_1"><text:s/></text:span></text:p>
      <text:p text:style-name="P50"/>
      <text:p text:style-name="P51"/>
      <text:p text:style-name="P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